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automatic-styles>
    <style:style style:name="P1" style:family="paragraph" style:parent-style-name="Standard">
      <style:text-properties officeooo:rsid="000f08ff" officeooo:paragraph-rsid="000f08ff"/>
    </style:style>
    <style:style style:name="P2" style:family="paragraph" style:parent-style-name="Standard">
      <style:text-properties officeooo:rsid="0010d463" officeooo:paragraph-rsid="0010d463"/>
    </style:style>
    <style:style style:name="P3" style:family="paragraph" style:parent-style-name="Standard">
      <style:text-properties officeooo:rsid="001138eb" officeooo:paragraph-rsid="001138eb"/>
    </style:style>
    <style:style style:name="P4" style:family="paragraph" style:parent-style-name="Standard">
      <style:text-properties officeooo:rsid="0011f416" officeooo:paragraph-rsid="0011f416"/>
    </style:style>
    <style:style style:name="P5" style:family="paragraph" style:parent-style-name="Standard">
      <style:text-properties officeooo:rsid="00131901" officeooo:paragraph-rsid="00131901"/>
    </style:style>
    <style:style style:name="P6" style:family="paragraph" style:parent-style-name="Standard">
      <style:text-properties officeooo:rsid="0013893e" officeooo:paragraph-rsid="0013893e"/>
    </style:style>
    <style:style style:name="P7" style:family="paragraph" style:parent-style-name="Standard">
      <style:text-properties officeooo:rsid="001559f9" officeooo:paragraph-rsid="001559f9"/>
    </style:style>
    <style:style style:name="P8" style:family="paragraph" style:parent-style-name="Standard">
      <style:text-properties officeooo:rsid="0015ff6d" officeooo:paragraph-rsid="0015ff6d"/>
    </style:style>
    <style:style style:name="P9" style:family="paragraph" style:parent-style-name="Standard">
      <style:text-properties officeooo:rsid="0016d9f5" officeooo:paragraph-rsid="0016d9f5"/>
    </style:style>
    <style:style style:name="P10" style:family="paragraph" style:parent-style-name="Standard">
      <style:text-properties officeooo:rsid="0016d9f5" officeooo:paragraph-rsid="0031b92f"/>
    </style:style>
    <style:style style:name="P11" style:family="paragraph" style:parent-style-name="Standard">
      <style:text-properties officeooo:rsid="0018bf38" officeooo:paragraph-rsid="0018bf38"/>
    </style:style>
    <style:style style:name="P12" style:family="paragraph" style:parent-style-name="Standard">
      <style:text-properties officeooo:rsid="0019dc27" officeooo:paragraph-rsid="0019dc27"/>
    </style:style>
    <style:style style:name="P13" style:family="paragraph" style:parent-style-name="Standard">
      <style:text-properties officeooo:rsid="001b58c8" officeooo:paragraph-rsid="0031b92f"/>
    </style:style>
    <style:style style:name="P14" style:family="paragraph" style:parent-style-name="Standard">
      <style:text-properties officeooo:rsid="001d111d" officeooo:paragraph-rsid="0031b92f"/>
    </style:style>
    <style:style style:name="P15" style:family="paragraph" style:parent-style-name="Standard">
      <style:text-properties officeooo:rsid="001d6490" officeooo:paragraph-rsid="001d6490"/>
    </style:style>
    <style:style style:name="P16" style:family="paragraph" style:parent-style-name="Standard">
      <style:text-properties officeooo:rsid="001d6490" officeooo:paragraph-rsid="0031b92f"/>
    </style:style>
    <style:style style:name="P17" style:family="paragraph" style:parent-style-name="Standard">
      <style:text-properties officeooo:rsid="001da1a2" officeooo:paragraph-rsid="001da1a2"/>
    </style:style>
    <style:style style:name="P18" style:family="paragraph" style:parent-style-name="Standard">
      <style:text-properties officeooo:rsid="001da1a2" officeooo:paragraph-rsid="0031b92f"/>
    </style:style>
    <style:style style:name="P19" style:family="paragraph" style:parent-style-name="Standard">
      <style:text-properties officeooo:rsid="001db669" officeooo:paragraph-rsid="001db669"/>
    </style:style>
    <style:style style:name="P20" style:family="paragraph" style:parent-style-name="Standard">
      <style:text-properties officeooo:rsid="001f84d2" officeooo:paragraph-rsid="001f84d2"/>
    </style:style>
    <style:style style:name="P21" style:family="paragraph" style:parent-style-name="Standard">
      <style:text-properties officeooo:rsid="00216ec5" officeooo:paragraph-rsid="00216ec5"/>
    </style:style>
    <style:style style:name="P22" style:family="paragraph" style:parent-style-name="Standard">
      <style:text-properties officeooo:rsid="0022c5f4" officeooo:paragraph-rsid="0022c5f4"/>
    </style:style>
    <style:style style:name="P23" style:family="paragraph" style:parent-style-name="Standard">
      <style:text-properties officeooo:rsid="00246690" officeooo:paragraph-rsid="00246690"/>
    </style:style>
    <style:style style:name="P24" style:family="paragraph" style:parent-style-name="Standard">
      <style:text-properties officeooo:rsid="00246690" officeooo:paragraph-rsid="004eae3e"/>
    </style:style>
    <style:style style:name="P25" style:family="paragraph" style:parent-style-name="Standard">
      <style:text-properties officeooo:rsid="0025265d" officeooo:paragraph-rsid="0025265d"/>
    </style:style>
    <style:style style:name="P26" style:family="paragraph" style:parent-style-name="Standard">
      <style:text-properties officeooo:rsid="0025db4d" officeooo:paragraph-rsid="0025db4d"/>
    </style:style>
    <style:style style:name="P27" style:family="paragraph" style:parent-style-name="Standard">
      <style:text-properties officeooo:rsid="0026c0a6" officeooo:paragraph-rsid="0026c0a6"/>
    </style:style>
    <style:style style:name="P28" style:family="paragraph" style:parent-style-name="Standard">
      <style:text-properties officeooo:rsid="002899a6" officeooo:paragraph-rsid="002899a6"/>
    </style:style>
    <style:style style:name="P29" style:family="paragraph" style:parent-style-name="Standard">
      <style:text-properties officeooo:rsid="002899a6" officeooo:paragraph-rsid="0031b92f"/>
    </style:style>
    <style:style style:name="P30" style:family="paragraph" style:parent-style-name="Standard">
      <style:text-properties officeooo:rsid="002899a6" officeooo:paragraph-rsid="0046445b"/>
    </style:style>
    <style:style style:name="P31" style:family="paragraph" style:parent-style-name="Standard">
      <style:text-properties officeooo:rsid="0028f32e" officeooo:paragraph-rsid="0028f32e"/>
    </style:style>
    <style:style style:name="P32" style:family="paragraph" style:parent-style-name="Standard">
      <style:text-properties officeooo:rsid="00293d5b" officeooo:paragraph-rsid="00293d5b"/>
    </style:style>
    <style:style style:name="P33" style:family="paragraph" style:parent-style-name="Standard">
      <style:text-properties officeooo:rsid="002b22fe" officeooo:paragraph-rsid="00481d57"/>
    </style:style>
    <style:style style:name="P34" style:family="paragraph" style:parent-style-name="Standard">
      <style:text-properties officeooo:rsid="002b852b" officeooo:paragraph-rsid="00481d57"/>
    </style:style>
    <style:style style:name="P35" style:family="paragraph" style:parent-style-name="Standard">
      <style:text-properties officeooo:rsid="002cb07d" officeooo:paragraph-rsid="00481d57"/>
    </style:style>
    <style:style style:name="P36" style:family="paragraph" style:parent-style-name="Standard">
      <style:text-properties officeooo:rsid="002d39fd" officeooo:paragraph-rsid="00481d57"/>
    </style:style>
    <style:style style:name="P37" style:family="paragraph" style:parent-style-name="Standard">
      <style:text-properties officeooo:rsid="002e025e" officeooo:paragraph-rsid="00481d57"/>
    </style:style>
    <style:style style:name="P38" style:family="paragraph" style:parent-style-name="Standard">
      <style:text-properties officeooo:rsid="002eb290" officeooo:paragraph-rsid="00481d57"/>
    </style:style>
    <style:style style:name="P39" style:family="paragraph" style:parent-style-name="Standard">
      <style:text-properties officeooo:rsid="002fa530" officeooo:paragraph-rsid="0031b92f"/>
    </style:style>
    <style:style style:name="P40" style:family="paragraph" style:parent-style-name="Standard">
      <style:text-properties officeooo:rsid="002fa530" officeooo:paragraph-rsid="002fa530"/>
    </style:style>
    <style:style style:name="P41" style:family="paragraph" style:parent-style-name="Standard">
      <style:text-properties officeooo:rsid="0031b92f" officeooo:paragraph-rsid="0031b92f"/>
    </style:style>
    <style:style style:name="P42" style:family="paragraph" style:parent-style-name="Standard">
      <style:text-properties officeooo:rsid="0034a9b6" officeooo:paragraph-rsid="0034a9b6"/>
    </style:style>
    <style:style style:name="P43" style:family="paragraph" style:parent-style-name="Standard">
      <style:text-properties officeooo:rsid="0035ad6c" officeooo:paragraph-rsid="0035ad6c"/>
    </style:style>
    <style:style style:name="P44" style:family="paragraph" style:parent-style-name="Standard">
      <style:text-properties officeooo:rsid="00394b65" officeooo:paragraph-rsid="00394b65"/>
    </style:style>
    <style:style style:name="P45" style:family="paragraph" style:parent-style-name="Standard">
      <style:text-properties officeooo:rsid="00394b65" officeooo:paragraph-rsid="003aa8d4"/>
    </style:style>
    <style:style style:name="P46" style:family="paragraph" style:parent-style-name="Standard">
      <style:text-properties officeooo:rsid="003aa8d4" officeooo:paragraph-rsid="003ab413"/>
    </style:style>
    <style:style style:name="P47" style:family="paragraph" style:parent-style-name="Standard">
      <style:text-properties officeooo:rsid="003ab413" officeooo:paragraph-rsid="003ab413"/>
    </style:style>
    <style:style style:name="P48" style:family="paragraph" style:parent-style-name="Standard">
      <style:text-properties officeooo:rsid="003c66b2" officeooo:paragraph-rsid="003c66b2"/>
    </style:style>
    <style:style style:name="P49" style:family="paragraph" style:parent-style-name="Standard">
      <style:text-properties officeooo:rsid="003cabd2" officeooo:paragraph-rsid="003cabd2"/>
    </style:style>
    <style:style style:name="P50" style:family="paragraph" style:parent-style-name="Standard">
      <style:text-properties officeooo:rsid="003dfd7b" officeooo:paragraph-rsid="003dfd7b"/>
    </style:style>
    <style:style style:name="P51" style:family="paragraph" style:parent-style-name="Standard">
      <style:text-properties officeooo:rsid="004025af" officeooo:paragraph-rsid="004025af"/>
    </style:style>
    <style:style style:name="P52" style:family="paragraph" style:parent-style-name="Standard">
      <style:text-properties officeooo:rsid="0040c2a1" officeooo:paragraph-rsid="0040c2a1"/>
    </style:style>
    <style:style style:name="P53" style:family="paragraph" style:parent-style-name="Standard">
      <style:text-properties officeooo:rsid="0040c2a1" officeooo:paragraph-rsid="0041c84e"/>
    </style:style>
    <style:style style:name="P54" style:family="paragraph" style:parent-style-name="Standard">
      <style:text-properties officeooo:rsid="003e31d2" officeooo:paragraph-rsid="00410c1e"/>
    </style:style>
    <style:style style:name="P55" style:family="paragraph" style:parent-style-name="Standard">
      <style:text-properties officeooo:rsid="0041c84e" officeooo:paragraph-rsid="0041c84e"/>
    </style:style>
    <style:style style:name="P56" style:family="paragraph" style:parent-style-name="Standard">
      <style:text-properties officeooo:rsid="0041f1eb" officeooo:paragraph-rsid="0041f1eb"/>
    </style:style>
    <style:style style:name="P57" style:family="paragraph" style:parent-style-name="Standard">
      <style:text-properties officeooo:rsid="0043dc7c" officeooo:paragraph-rsid="0043dc7c"/>
    </style:style>
    <style:style style:name="P58" style:family="paragraph" style:parent-style-name="Standard">
      <style:text-properties officeooo:rsid="0044bfc4" officeooo:paragraph-rsid="0044bfc4"/>
    </style:style>
    <style:style style:name="P59" style:family="paragraph" style:parent-style-name="Standard">
      <style:text-properties officeooo:rsid="003765e3" officeooo:paragraph-rsid="003765e3"/>
    </style:style>
    <style:style style:name="P60" style:family="paragraph" style:parent-style-name="Standard">
      <style:text-properties officeooo:rsid="0048a641" officeooo:paragraph-rsid="0048a641"/>
    </style:style>
    <style:style style:name="P61" style:family="paragraph" style:parent-style-name="Standard">
      <style:text-properties officeooo:rsid="0048a641" officeooo:paragraph-rsid="0048b029"/>
    </style:style>
    <style:style style:name="P62" style:family="paragraph" style:parent-style-name="Standard">
      <style:text-properties officeooo:rsid="0048b029" officeooo:paragraph-rsid="0048b029"/>
    </style:style>
    <style:style style:name="P63" style:family="paragraph" style:parent-style-name="Standard">
      <style:text-properties officeooo:rsid="00499931" officeooo:paragraph-rsid="00499931"/>
    </style:style>
    <style:style style:name="P64" style:family="paragraph" style:parent-style-name="Standard">
      <style:text-properties officeooo:rsid="004aa788" officeooo:paragraph-rsid="004aa788"/>
    </style:style>
    <style:style style:name="P65" style:family="paragraph" style:parent-style-name="Standard">
      <style:text-properties officeooo:rsid="004aa788" officeooo:paragraph-rsid="0056d9ed"/>
    </style:style>
    <style:style style:name="P66" style:family="paragraph" style:parent-style-name="Standard">
      <style:text-properties officeooo:rsid="004b9af5" officeooo:paragraph-rsid="004b9af5"/>
    </style:style>
    <style:style style:name="P67" style:family="paragraph" style:parent-style-name="Standard">
      <style:text-properties officeooo:rsid="004b9af5" officeooo:paragraph-rsid="004bb08d"/>
    </style:style>
    <style:style style:name="P68" style:family="paragraph" style:parent-style-name="Standard">
      <style:text-properties officeooo:rsid="004bb08d" officeooo:paragraph-rsid="004bb08d"/>
    </style:style>
    <style:style style:name="P69" style:family="paragraph" style:parent-style-name="Standard">
      <style:text-properties officeooo:rsid="004cf7ba" officeooo:paragraph-rsid="004cf7ba"/>
    </style:style>
    <style:style style:name="P70" style:family="paragraph" style:parent-style-name="Standard">
      <style:text-properties officeooo:rsid="004cf7ba" officeooo:paragraph-rsid="004d0707"/>
    </style:style>
    <style:style style:name="P71" style:family="paragraph" style:parent-style-name="Standard">
      <style:text-properties officeooo:rsid="004d0707" officeooo:paragraph-rsid="004d0707"/>
    </style:style>
    <style:style style:name="P72" style:family="paragraph" style:parent-style-name="Standard">
      <style:text-properties officeooo:rsid="004eae3e" officeooo:paragraph-rsid="004eae3e"/>
    </style:style>
    <style:style style:name="P73" style:family="paragraph" style:parent-style-name="Standard">
      <style:text-properties officeooo:rsid="00504b47" officeooo:paragraph-rsid="00504b47"/>
    </style:style>
    <style:style style:name="P74" style:family="paragraph" style:parent-style-name="Standard">
      <style:text-properties officeooo:rsid="00504b47" officeooo:paragraph-rsid="0051ca8e"/>
    </style:style>
    <style:style style:name="P75" style:family="paragraph" style:parent-style-name="Standard">
      <style:text-properties officeooo:rsid="0051ca8e" officeooo:paragraph-rsid="0051ca8e"/>
    </style:style>
    <style:style style:name="P76" style:family="paragraph" style:parent-style-name="Standard">
      <style:text-properties officeooo:rsid="0052052e" officeooo:paragraph-rsid="0052052e"/>
    </style:style>
    <style:style style:name="P77" style:family="paragraph" style:parent-style-name="Standard">
      <style:text-properties officeooo:rsid="00528d86" officeooo:paragraph-rsid="00528d86"/>
    </style:style>
    <style:style style:name="P78" style:family="paragraph" style:parent-style-name="Standard">
      <style:text-properties officeooo:rsid="00531c2a" officeooo:paragraph-rsid="00531c2a"/>
    </style:style>
    <style:style style:name="P79" style:family="paragraph" style:parent-style-name="Standard">
      <style:text-properties officeooo:rsid="00549669" officeooo:paragraph-rsid="00549669"/>
    </style:style>
    <style:style style:name="P80" style:family="paragraph" style:parent-style-name="Standard">
      <style:text-properties officeooo:rsid="005497e2" officeooo:paragraph-rsid="005497e2"/>
    </style:style>
    <style:style style:name="P81" style:family="paragraph" style:parent-style-name="Standard">
      <style:text-properties officeooo:rsid="0055f58b" officeooo:paragraph-rsid="0055f58b"/>
    </style:style>
    <style:style style:name="P82" style:family="paragraph" style:parent-style-name="Standard">
      <style:text-properties officeooo:rsid="0056d9ed" officeooo:paragraph-rsid="0056d9ed"/>
    </style:style>
    <style:style style:name="P83" style:family="paragraph" style:parent-style-name="Standard">
      <style:text-properties officeooo:rsid="0059df64" officeooo:paragraph-rsid="0059df64"/>
    </style:style>
    <style:style style:name="P84" style:family="paragraph" style:parent-style-name="Standard">
      <style:text-properties officeooo:rsid="0059ea98" officeooo:paragraph-rsid="0059ea98"/>
    </style:style>
    <style:style style:name="P85" style:family="paragraph" style:parent-style-name="Standard">
      <style:text-properties officeooo:rsid="005dce48" officeooo:paragraph-rsid="005dce48"/>
    </style:style>
    <style:style style:name="P86" style:family="paragraph" style:parent-style-name="Standard">
      <style:text-properties officeooo:rsid="005ecd00" officeooo:paragraph-rsid="005ecd00"/>
    </style:style>
    <style:style style:name="P87" style:family="paragraph" style:parent-style-name="Standard">
      <style:text-properties officeooo:rsid="0060c07c" officeooo:paragraph-rsid="0060c07c"/>
    </style:style>
    <style:style style:name="P88" style:family="paragraph" style:parent-style-name="Standard">
      <style:text-properties officeooo:rsid="00627d80" officeooo:paragraph-rsid="00627d80"/>
    </style:style>
    <style:style style:name="P89" style:family="paragraph" style:parent-style-name="Standard">
      <style:text-properties officeooo:rsid="00627d80" officeooo:paragraph-rsid="00644757"/>
    </style:style>
    <style:style style:name="P90" style:family="paragraph" style:parent-style-name="Standard">
      <style:text-properties officeooo:rsid="00644757" officeooo:paragraph-rsid="00644757"/>
    </style:style>
    <style:style style:name="P91" style:family="paragraph" style:parent-style-name="Standard">
      <style:text-properties officeooo:rsid="00662302" officeooo:paragraph-rsid="00662302"/>
    </style:style>
    <style:style style:name="P92" style:family="paragraph" style:parent-style-name="Standard">
      <style:text-properties officeooo:rsid="00667c38" officeooo:paragraph-rsid="00667c38"/>
    </style:style>
    <style:style style:name="P93" style:family="paragraph" style:parent-style-name="Standard">
      <style:text-properties officeooo:rsid="006786e2" officeooo:paragraph-rsid="006786e2"/>
    </style:style>
    <style:style style:name="P94" style:family="paragraph" style:parent-style-name="Standard">
      <style:text-properties officeooo:rsid="0067ee33" officeooo:paragraph-rsid="0067ee33"/>
    </style:style>
    <style:style style:name="P95" style:family="paragraph" style:parent-style-name="Standard">
      <style:text-properties officeooo:rsid="00690a39" officeooo:paragraph-rsid="00690a39"/>
    </style:style>
    <style:style style:name="P96" style:family="paragraph" style:parent-style-name="Standard">
      <style:text-properties officeooo:rsid="00694315" officeooo:paragraph-rsid="00694315"/>
    </style:style>
    <style:style style:name="P97" style:family="paragraph" style:parent-style-name="Standard">
      <style:text-properties officeooo:rsid="006af723" officeooo:paragraph-rsid="006af723"/>
    </style:style>
    <style:style style:name="P98" style:family="paragraph" style:parent-style-name="Standard">
      <style:text-properties officeooo:rsid="006c4ef8" officeooo:paragraph-rsid="006c4ef8"/>
    </style:style>
    <style:style style:name="P99" style:family="paragraph" style:parent-style-name="Standard">
      <style:text-properties officeooo:rsid="006dc502" officeooo:paragraph-rsid="006dc502"/>
    </style:style>
    <style:style style:name="P100" style:family="paragraph" style:parent-style-name="Standard">
      <style:text-properties officeooo:rsid="006dc502" officeooo:paragraph-rsid="00753ea6"/>
    </style:style>
    <style:style style:name="P101" style:family="paragraph" style:parent-style-name="Standard">
      <style:text-properties officeooo:rsid="006dc502" officeooo:paragraph-rsid="007c1299"/>
    </style:style>
    <style:style style:name="P102" style:family="paragraph" style:parent-style-name="Standard">
      <style:text-properties officeooo:rsid="006f57c9" officeooo:paragraph-rsid="006f57c9"/>
    </style:style>
    <style:style style:name="P103" style:family="paragraph" style:parent-style-name="Standard">
      <style:text-properties officeooo:rsid="0070ccaa" officeooo:paragraph-rsid="0070ccaa"/>
    </style:style>
    <style:style style:name="P104" style:family="paragraph" style:parent-style-name="Standard">
      <style:text-properties officeooo:rsid="00716fa5" officeooo:paragraph-rsid="00716fa5"/>
    </style:style>
    <style:style style:name="P105" style:family="paragraph" style:parent-style-name="Standard">
      <style:text-properties officeooo:rsid="0073161c" officeooo:paragraph-rsid="0073161c"/>
    </style:style>
    <style:style style:name="P106" style:family="paragraph" style:parent-style-name="Standard">
      <style:text-properties officeooo:rsid="0078a981" officeooo:paragraph-rsid="0078a981"/>
    </style:style>
    <style:style style:name="P107" style:family="paragraph" style:parent-style-name="Standard">
      <style:text-properties officeooo:rsid="007a2331" officeooo:paragraph-rsid="007a2331"/>
    </style:style>
    <style:style style:name="P108" style:family="paragraph" style:parent-style-name="Standard">
      <style:text-properties officeooo:rsid="00753ea6" officeooo:paragraph-rsid="00753ea6"/>
    </style:style>
    <style:style style:name="P109" style:family="paragraph" style:parent-style-name="Standard">
      <style:text-properties officeooo:rsid="007ae9db" officeooo:paragraph-rsid="007ae9db"/>
    </style:style>
    <style:style style:name="P110" style:family="paragraph" style:parent-style-name="Standard">
      <style:text-properties officeooo:rsid="007b2a70" officeooo:paragraph-rsid="007b2a70"/>
    </style:style>
    <style:style style:name="P111" style:family="paragraph" style:parent-style-name="Standard">
      <style:text-properties officeooo:rsid="007bf678" officeooo:paragraph-rsid="007bf678"/>
    </style:style>
    <style:style style:name="P112" style:family="paragraph" style:parent-style-name="Standard">
      <style:text-properties officeooo:rsid="007c1299" officeooo:paragraph-rsid="007c1299"/>
    </style:style>
    <style:style style:name="P113" style:family="paragraph" style:parent-style-name="Standard">
      <style:text-properties officeooo:rsid="007c1299" officeooo:paragraph-rsid="007e0325"/>
    </style:style>
    <style:style style:name="P114" style:family="paragraph" style:parent-style-name="Standard">
      <style:text-properties officeooo:rsid="007e0325" officeooo:paragraph-rsid="007e0325"/>
    </style:style>
    <style:style style:name="P115" style:family="paragraph" style:parent-style-name="Standard">
      <style:text-properties officeooo:rsid="007e1d99" officeooo:paragraph-rsid="007e1d99"/>
    </style:style>
    <style:style style:name="P116" style:family="paragraph" style:parent-style-name="Standard">
      <style:text-properties officeooo:rsid="00801430" officeooo:paragraph-rsid="00801430"/>
    </style:style>
    <style:style style:name="P117" style:family="paragraph" style:parent-style-name="Standard">
      <style:text-properties officeooo:rsid="0081072b" officeooo:paragraph-rsid="0081072b"/>
    </style:style>
    <style:style style:name="P118" style:family="paragraph" style:parent-style-name="Standard">
      <style:text-properties officeooo:rsid="00828395" officeooo:paragraph-rsid="00828395"/>
    </style:style>
    <style:style style:name="P119" style:family="paragraph" style:parent-style-name="Standard">
      <style:text-properties officeooo:rsid="00828395" officeooo:paragraph-rsid="0082d53f"/>
    </style:style>
    <style:style style:name="P120" style:family="paragraph" style:parent-style-name="Standard">
      <style:text-properties officeooo:rsid="0082d53f" officeooo:paragraph-rsid="0082d53f"/>
    </style:style>
    <style:style style:name="P121" style:family="paragraph" style:parent-style-name="Standard">
      <style:text-properties officeooo:rsid="0083516e" officeooo:paragraph-rsid="0083516e"/>
    </style:style>
    <style:style style:name="P122" style:family="paragraph" style:parent-style-name="Standard">
      <style:text-properties officeooo:rsid="00835e79" officeooo:paragraph-rsid="00835e79"/>
    </style:style>
    <style:style style:name="P123" style:family="paragraph" style:parent-style-name="Standard">
      <style:text-properties officeooo:rsid="0083be82" officeooo:paragraph-rsid="0083be82"/>
    </style:style>
    <style:style style:name="P124" style:family="paragraph" style:parent-style-name="Standard">
      <style:text-properties officeooo:rsid="00841a98" officeooo:paragraph-rsid="00841a98"/>
    </style:style>
    <style:style style:name="P125" style:family="paragraph" style:parent-style-name="Standard">
      <style:text-properties officeooo:rsid="00855fb8" officeooo:paragraph-rsid="00855fb8"/>
    </style:style>
    <style:style style:name="P126" style:family="paragraph" style:parent-style-name="Standard">
      <style:text-properties officeooo:rsid="0086925c" officeooo:paragraph-rsid="0086925c"/>
    </style:style>
    <style:style style:name="P127" style:family="paragraph" style:parent-style-name="Standard">
      <style:text-properties officeooo:rsid="008831b5" officeooo:paragraph-rsid="008831b5"/>
    </style:style>
    <style:style style:name="P128" style:family="paragraph" style:parent-style-name="Standard">
      <style:text-properties officeooo:rsid="0088a1f2" officeooo:paragraph-rsid="0088a1f2"/>
    </style:style>
    <style:style style:name="P129" style:family="paragraph" style:parent-style-name="Standard">
      <style:text-properties officeooo:rsid="0089a993" officeooo:paragraph-rsid="0089a993"/>
    </style:style>
    <style:style style:name="P130" style:family="paragraph" style:parent-style-name="Standard">
      <style:text-properties officeooo:rsid="008b8861" officeooo:paragraph-rsid="008b8861"/>
    </style:style>
    <style:style style:name="P131" style:family="paragraph" style:parent-style-name="Standard">
      <style:text-properties officeooo:rsid="008ccb99" officeooo:paragraph-rsid="008ccb99"/>
    </style:style>
    <style:style style:name="P132" style:family="paragraph" style:parent-style-name="Standard">
      <style:text-properties officeooo:rsid="008dc2b0" officeooo:paragraph-rsid="008dc2b0"/>
    </style:style>
    <style:style style:name="P133" style:family="paragraph" style:parent-style-name="Standard">
      <style:text-properties officeooo:rsid="008eb23c" officeooo:paragraph-rsid="008eb23c"/>
    </style:style>
    <style:style style:name="P134" style:family="paragraph" style:parent-style-name="Standard">
      <style:text-properties officeooo:rsid="008eb23c" officeooo:paragraph-rsid="008fc31c"/>
    </style:style>
    <style:style style:name="P135" style:family="paragraph" style:parent-style-name="Standard">
      <style:text-properties officeooo:rsid="008fc31c" officeooo:paragraph-rsid="008fc31c"/>
    </style:style>
    <style:style style:name="P136" style:family="paragraph" style:parent-style-name="Standard">
      <style:text-properties officeooo:rsid="008fc31c" officeooo:paragraph-rsid="009025f4"/>
    </style:style>
    <style:style style:name="P137" style:family="paragraph" style:parent-style-name="Standard">
      <style:text-properties officeooo:rsid="009025f4" officeooo:paragraph-rsid="009025f4"/>
    </style:style>
    <style:style style:name="P138" style:family="paragraph" style:parent-style-name="Standard">
      <style:text-properties officeooo:rsid="009025f4" officeooo:paragraph-rsid="0093dd13"/>
    </style:style>
    <style:style style:name="P139" style:family="paragraph" style:parent-style-name="Standard">
      <style:text-properties officeooo:rsid="00912724" officeooo:paragraph-rsid="00912724"/>
    </style:style>
    <style:style style:name="P140" style:family="paragraph" style:parent-style-name="Standard">
      <style:text-properties officeooo:rsid="00912724" officeooo:paragraph-rsid="0093dd13"/>
    </style:style>
    <style:style style:name="P141" style:family="paragraph" style:parent-style-name="Standard">
      <style:text-properties officeooo:rsid="009138d9" officeooo:paragraph-rsid="009138d9"/>
    </style:style>
    <style:style style:name="P142" style:family="paragraph" style:parent-style-name="Standard">
      <style:text-properties officeooo:rsid="009138d9" officeooo:paragraph-rsid="0093dd13"/>
    </style:style>
    <style:style style:name="P143" style:family="paragraph" style:parent-style-name="Standard">
      <style:text-properties officeooo:rsid="009138d9" officeooo:paragraph-rsid="00991e2c"/>
    </style:style>
    <style:style style:name="P144" style:family="paragraph" style:parent-style-name="Standard">
      <style:text-properties officeooo:rsid="0092cdcb" officeooo:paragraph-rsid="0092cdcb"/>
    </style:style>
    <style:style style:name="P145" style:family="paragraph" style:parent-style-name="Standard">
      <style:text-properties officeooo:rsid="0093b9a5" officeooo:paragraph-rsid="0093b9a5"/>
    </style:style>
    <style:style style:name="P146" style:family="paragraph" style:parent-style-name="Standard">
      <style:text-properties officeooo:rsid="0093dd13" officeooo:paragraph-rsid="0093dd13"/>
    </style:style>
    <style:style style:name="P147" style:family="paragraph" style:parent-style-name="Standard">
      <style:text-properties officeooo:rsid="00953f38" officeooo:paragraph-rsid="00953f38"/>
    </style:style>
    <style:style style:name="P148" style:family="paragraph" style:parent-style-name="Standard">
      <style:text-properties officeooo:rsid="0096f807" officeooo:paragraph-rsid="0096f807"/>
    </style:style>
    <style:style style:name="P149" style:family="paragraph" style:parent-style-name="Standard">
      <style:text-properties officeooo:rsid="0098b96e" officeooo:paragraph-rsid="0098b96e"/>
    </style:style>
    <style:style style:name="P150" style:family="paragraph" style:parent-style-name="Standard">
      <style:text-properties officeooo:rsid="00991e2c" officeooo:paragraph-rsid="00991e2c"/>
    </style:style>
    <style:style style:name="P151" style:family="paragraph" style:parent-style-name="Standard">
      <style:text-properties officeooo:rsid="009aa5d1" officeooo:paragraph-rsid="009aa5d1"/>
    </style:style>
    <style:style style:name="P152" style:family="paragraph" style:parent-style-name="Standard">
      <style:text-properties officeooo:rsid="009b660d" officeooo:paragraph-rsid="009b660d"/>
    </style:style>
    <style:style style:name="P153" style:family="paragraph" style:parent-style-name="Standard">
      <style:text-properties officeooo:rsid="009c9785" officeooo:paragraph-rsid="009c9785"/>
    </style:style>
    <style:style style:name="P154" style:family="paragraph" style:parent-style-name="Standard">
      <style:text-properties officeooo:rsid="009e28e0" officeooo:paragraph-rsid="009e28e0"/>
    </style:style>
    <style:style style:name="P155" style:family="paragraph" style:parent-style-name="Standard">
      <style:text-properties officeooo:rsid="009e3fd0" officeooo:paragraph-rsid="009e3fd0"/>
    </style:style>
    <style:style style:name="P156" style:family="paragraph" style:parent-style-name="Standard">
      <style:text-properties officeooo:rsid="009e53f3" officeooo:paragraph-rsid="009e53f3"/>
    </style:style>
    <style:style style:name="P157" style:family="paragraph" style:parent-style-name="Standard">
      <style:text-properties officeooo:rsid="009f483e" officeooo:paragraph-rsid="009f483e"/>
    </style:style>
    <style:style style:name="P158" style:family="paragraph" style:parent-style-name="Standard">
      <style:text-properties officeooo:rsid="00a090d2" officeooo:paragraph-rsid="00a090d2"/>
    </style:style>
    <style:style style:name="T1" style:family="text">
      <style:text-properties officeooo:rsid="0010d463"/>
    </style:style>
    <style:style style:name="T2" style:family="text">
      <style:text-properties officeooo:rsid="001138eb"/>
    </style:style>
    <style:style style:name="T3" style:family="text">
      <style:text-properties officeooo:rsid="001559f9"/>
    </style:style>
    <style:style style:name="T4" style:family="text">
      <style:text-properties officeooo:rsid="0018bf38"/>
    </style:style>
    <style:style style:name="T5" style:family="text">
      <style:text-properties officeooo:rsid="001b58c8"/>
    </style:style>
    <style:style style:name="T6" style:family="text">
      <style:text-properties officeooo:rsid="001d111d"/>
    </style:style>
    <style:style style:name="T7" style:family="text">
      <style:text-properties officeooo:rsid="001da1a2"/>
    </style:style>
    <style:style style:name="T8" style:family="text">
      <style:text-properties officeooo:rsid="001db669"/>
    </style:style>
    <style:style style:name="T9" style:family="text">
      <style:text-properties officeooo:rsid="0022c5f4"/>
    </style:style>
    <style:style style:name="T10" style:family="text">
      <style:text-properties officeooo:rsid="00247e94"/>
    </style:style>
    <style:style style:name="T11" style:family="text">
      <style:text-properties officeooo:rsid="002d39fd"/>
    </style:style>
    <style:style style:name="T12" style:family="text">
      <style:text-properties officeooo:rsid="002e025e"/>
    </style:style>
    <style:style style:name="T13" style:family="text">
      <style:text-properties officeooo:rsid="002eb290"/>
    </style:style>
    <style:style style:name="T14" style:family="text">
      <style:text-properties officeooo:rsid="002fa530"/>
    </style:style>
    <style:style style:name="T15" style:family="text">
      <style:text-properties officeooo:rsid="00315309"/>
    </style:style>
    <style:style style:name="T16" style:family="text">
      <style:text-properties officeooo:rsid="0031b92f"/>
    </style:style>
    <style:style style:name="T17" style:family="text">
      <style:text-properties officeooo:rsid="0034a9b6"/>
    </style:style>
    <style:style style:name="T18" style:family="text">
      <style:text-properties officeooo:rsid="003765e3"/>
    </style:style>
    <style:style style:name="T19" style:family="text">
      <style:text-properties officeooo:rsid="003aa8d4"/>
    </style:style>
    <style:style style:name="T20" style:family="text">
      <style:text-properties officeooo:rsid="003cabd2"/>
    </style:style>
    <style:style style:name="T21" style:family="text">
      <style:text-properties officeooo:rsid="003dfd7b"/>
    </style:style>
    <style:style style:name="T22" style:family="text">
      <style:text-properties officeooo:rsid="003e31d2"/>
    </style:style>
    <style:style style:name="T23" style:family="text">
      <style:text-properties officeooo:rsid="00410c1e"/>
    </style:style>
    <style:style style:name="T24" style:family="text">
      <style:text-properties officeooo:rsid="0041c84e"/>
    </style:style>
    <style:style style:name="T25" style:family="text">
      <style:text-properties officeooo:rsid="0041f1eb"/>
    </style:style>
    <style:style style:name="T26" style:family="text">
      <style:text-properties officeooo:rsid="0043dc7c"/>
    </style:style>
    <style:style style:name="T27" style:family="text">
      <style:text-properties officeooo:rsid="0044bfc4"/>
    </style:style>
    <style:style style:name="T28" style:family="text">
      <style:text-properties officeooo:rsid="00246690"/>
    </style:style>
    <style:style style:name="T29" style:family="text">
      <style:text-properties officeooo:rsid="00481d57"/>
    </style:style>
    <style:style style:name="T30" style:family="text">
      <style:text-properties officeooo:rsid="0048b029"/>
    </style:style>
    <style:style style:name="T31" style:family="text">
      <style:text-properties officeooo:rsid="004b9af5"/>
    </style:style>
    <style:style style:name="T32" style:family="text">
      <style:text-properties officeooo:rsid="004d0707"/>
    </style:style>
    <style:style style:name="T33" style:family="text">
      <style:text-properties officeooo:rsid="0051ca8e"/>
    </style:style>
    <style:style style:name="T34" style:family="text">
      <style:text-properties officeooo:rsid="00528d86"/>
    </style:style>
    <style:style style:name="T35" style:family="text">
      <style:text-properties officeooo:rsid="00531c2a"/>
    </style:style>
    <style:style style:name="T36" style:family="text">
      <style:text-properties officeooo:rsid="00549669"/>
    </style:style>
    <style:style style:name="T37" style:family="text">
      <style:text-properties officeooo:rsid="005497e2"/>
    </style:style>
    <style:style style:name="T38" style:family="text">
      <style:text-properties officeooo:rsid="0055f58b"/>
    </style:style>
    <style:style style:name="T39" style:family="text">
      <style:text-properties officeooo:rsid="0056d9ed"/>
    </style:style>
    <style:style style:name="T40" style:family="text">
      <style:text-properties officeooo:rsid="00580231"/>
    </style:style>
    <style:style style:name="T41" style:family="text">
      <style:text-properties officeooo:rsid="0059ea98"/>
    </style:style>
    <style:style style:name="T42" style:family="text">
      <style:text-properties officeooo:rsid="005be8c9"/>
    </style:style>
    <style:style style:name="T43" style:family="text">
      <style:text-properties officeooo:rsid="005ecd00"/>
    </style:style>
    <style:style style:name="T44" style:family="text">
      <style:text-properties officeooo:rsid="00644757"/>
    </style:style>
    <style:style style:name="T45" style:family="text">
      <style:text-properties officeooo:rsid="00662302"/>
    </style:style>
    <style:style style:name="T46" style:family="text">
      <style:text-properties officeooo:rsid="00667c38"/>
    </style:style>
    <style:style style:name="T47" style:family="text">
      <style:text-properties officeooo:rsid="00694315"/>
    </style:style>
    <style:style style:name="T48" style:family="text">
      <style:text-properties officeooo:rsid="006af723"/>
    </style:style>
    <style:style style:name="T49" style:family="text">
      <style:text-properties officeooo:rsid="006b34a5"/>
    </style:style>
    <style:style style:name="T50" style:family="text">
      <style:text-properties officeooo:rsid="006dc502"/>
    </style:style>
    <style:style style:name="T51" style:family="text">
      <style:text-properties officeooo:rsid="006f57c9"/>
    </style:style>
    <style:style style:name="T52" style:family="text">
      <style:text-properties officeooo:rsid="0070ccaa"/>
    </style:style>
    <style:style style:name="T53" style:family="text">
      <style:text-properties officeooo:rsid="00747d3e"/>
    </style:style>
    <style:style style:name="T54" style:family="text">
      <style:text-properties officeooo:rsid="00753ea6"/>
    </style:style>
    <style:style style:name="T55" style:family="text">
      <style:text-properties officeooo:rsid="007ae9db"/>
    </style:style>
    <style:style style:name="T56" style:family="text">
      <style:text-properties officeooo:rsid="007bf678"/>
    </style:style>
    <style:style style:name="T57" style:family="text">
      <style:text-properties officeooo:rsid="007c1299"/>
    </style:style>
    <style:style style:name="T58" style:family="text">
      <style:text-properties officeooo:rsid="007e1d99"/>
    </style:style>
    <style:style style:name="T59" style:family="text">
      <style:text-properties officeooo:rsid="00801430"/>
    </style:style>
    <style:style style:name="T60" style:family="text">
      <style:text-properties officeooo:rsid="0081072b"/>
    </style:style>
    <style:style style:name="T61" style:family="text">
      <style:text-properties officeooo:rsid="00828395"/>
    </style:style>
    <style:style style:name="T62" style:family="text">
      <style:text-properties officeooo:rsid="0082d53f"/>
    </style:style>
    <style:style style:name="T63" style:family="text">
      <style:text-properties officeooo:rsid="0083516e"/>
    </style:style>
    <style:style style:name="T64" style:family="text">
      <style:text-properties officeooo:rsid="00841a98"/>
    </style:style>
    <style:style style:name="T65" style:family="text">
      <style:text-properties officeooo:rsid="00855fb8"/>
    </style:style>
    <style:style style:name="T66" style:family="text">
      <style:text-properties officeooo:rsid="0086925c"/>
    </style:style>
    <style:style style:name="T67" style:family="text">
      <style:text-properties officeooo:rsid="008831b5"/>
    </style:style>
    <style:style style:name="T68" style:family="text">
      <style:text-properties officeooo:rsid="0088a1f2"/>
    </style:style>
    <style:style style:name="T69" style:family="text">
      <style:text-properties officeooo:rsid="008b8861"/>
    </style:style>
    <style:style style:name="T70" style:family="text">
      <style:text-properties officeooo:rsid="008ccb99"/>
    </style:style>
    <style:style style:name="T71" style:family="text">
      <style:text-properties officeooo:rsid="008fc31c"/>
    </style:style>
    <style:style style:name="T72" style:family="text">
      <style:text-properties officeooo:rsid="009025f4"/>
    </style:style>
    <style:style style:name="T73" style:family="text">
      <style:text-properties officeooo:rsid="00912724"/>
    </style:style>
    <style:style style:name="T74" style:family="text">
      <style:text-properties officeooo:rsid="0092cdcb"/>
    </style:style>
    <style:style style:name="T75" style:family="text">
      <style:text-properties officeooo:rsid="0093b9a5"/>
    </style:style>
    <style:style style:name="T76" style:family="text">
      <style:text-properties officeooo:rsid="0093dd13"/>
    </style:style>
    <style:style style:name="T77" style:family="text">
      <style:text-properties officeooo:rsid="00953f38"/>
    </style:style>
    <style:style style:name="T78" style:family="text">
      <style:text-properties officeooo:rsid="0096f807"/>
    </style:style>
    <style:style style:name="T79" style:family="text">
      <style:text-properties officeooo:rsid="0098b96e"/>
    </style:style>
    <style:style style:name="T80" style:family="text">
      <style:text-properties officeooo:rsid="00991e2c"/>
    </style:style>
    <style:style style:name="T81" style:family="text">
      <style:text-properties officeooo:rsid="009e28e0"/>
    </style:style>
    <style:style style:name="T82" style:family="text">
      <style:text-properties officeooo:rsid="009e3fd0"/>
    </style:style>
    <style:style style:name="T83" style:family="text">
      <style:text-properties officeooo:rsid="009e53f3"/>
    </style:style>
    <style:style style:name="T84" style:family="text">
      <style:text-properties officeooo:rsid="009f483e"/>
    </style:style>
    <style:style style:name="T85" style:family="text">
      <style:text-properties officeooo:rsid="00a090d2"/>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Вот так понемногу и начало как-то всё повторяться в жизни.</text:p>
      <text:p text:style-name="P1">Летом нас опять повезли в пионерский лагерь <text:span text:style-name="T1">к привычным столовой, бараку, спортплощадке, линейкам, «мёртвому часу», родительским дням.</text:span></text:p>
      <text:p text:style-name="P2">Но кое-что поменялось. Как полноправного пионера, <text:s/>меня зачислили в третий отряд и нас, вместе с первым и вторым, возили из лагеря купаться в озере. Просто надо подождать одну неделю и чтобы в этот день не зарядил дождь с утра.</text:p>
      <text:p text:style-name="P2">Мы дождались, погода тоже не подкачала и нас повезли на озеро Соминское в машинах с брезентовым верхом.</text:p>
      <text:p text:style-name="P2">Дорога шла всё лесом, по просеке, и мы перепели <text:span text:style-name="T2">все какие знали пионерские песни и мою любимую «ах, картошка объеденье...», и не слишком любимую «мы шли под грохот канонады...» и вообще все, а дорога никак <text:s/>не кончалась, а меня укачивало на её кочках.</text:span></text:p>
      <text:p text:style-name="P3">Потом те, кто сидел у квадратного окошечка прорезанного в передней брезентовой стенке закричали, что впереди над просекой что-то заяснело и мы выехали на заросшую травой поляну на берегу озера.</text:p>
      <text:p text:style-name="P3">В воду нам разрешали заходить по отрядно, а потом кричали выйти на берег, чтоб запустить следующий отряд. Вода была тёмной, а дно мягковато липким.</text:p>
      <text:p text:style-name="P3">Сперва я просто подпрыгивал, стоя по грудь в воде, а потом научился плавать, потому что мне дали надувной резиновый круг и показали как надо грести руками и бить ногами.</text:p>
      <text:p text:style-name="P4">Вскоре нас перестали выгонять из воды. Я выпустил воздух из спасательного круга, но всё равно сумел проплыть метра два.</text:p>
      <text:p text:style-name="P4">Когда в конце дня всем выходить на берег, потому что уезжаем, я ещё пробултыхался напоследок — убедиться, что умение остаётся при мне и с чувством выговорил в уме:</text:p>
      <text:p text:style-name="P4">- Спасибо тебе, Соминское!</text:p>
      <text:p text:style-name="P5">В другой раз нас повезли на озеро Глуботское.</text:p>
      <text:p text:style-name="P5">Старшеотрядники говорили, что там лучше — есть пляж и дно песчаное.</text:p>
      <text:p text:style-name="P5">Ехать туда пришлось ещё дольше, но зато автобусом по ровной дороге и меня не укачивало.</text:p>
      <text:p text:style-name="P5">Озеро оказалось просто огромным, говорят, оно соединяется с другими озёрами, по которым ходит катер и где есть Муравьиный остров. На том острове муравьиные кучи — в рост человека, а ещё там есть монастырь и если кто-то в нём провинится, то его связывают и бросают на какой-нибудь из муравейников. Муравьи думают, что это нападение и за сутки от наказанного остаётся лишь начисто обглоданный скелет.</text:p>
      <text:p text:style-name="P5">Но с места купания никаких катеров и островов видно не было.</text:p>
      <text:p text:style-name="P5">А дно и впрямь оказалось песчаным, только по нему надо долго брести, пока кончится мелководье.</text:p>
      <text:p text:style-name="P5">Выбредая обратно, я глубоко разрезал ногу на ступне возле пальца. Кровь шла очень сильно и на берегу мне забинтовали рану. Бинт пропитался кровью, но не выпускал её выливаться.</text:p>
      <text:p text:style-name="P5">Всех предупредили быть осторожнее, а потом кто-то из взрослых нашёл половину разбитой бутылки в песчаном дне и забросил её подальше к середине озера, но меня это не утешило.</text:p>
      <text:p text:style-name="P5">На обратном пути я даже начал всхлипывать в автобусе, но кто-то из воспитателей оборвал меня: «ты парень, или тряпка?» и я прекратил скулёж и в дальнейшей жизни стыдился стонать от боли.</text:p>
      <text:p text:style-name="P6">Два раза за смену нас возили в баню в соседней деревне.</text:p>
      <text:p text:style-name="P6">Первый раз я пропустил — вернулся в палату отряда взять забытое мыло, а когда прибежал к столовой автобусы и машины уже уехали.</text:p>
      <text:p text:style-name="P6">В лагере было тихо и пусто: только поварихи в столовой да я. Делай что хочешь, ходи куда хочешь: даже в <text:s/>палатки первоотрядников с четырьмя железными койками на некрашеных досках пола, где по брезентовым стена играют резные тени листвы от ближайших деревьев.</text:p>
      <text:p text:style-name="P6">Но я почему-то вскарабкался на будку без крыши, но зато с железной бочкой поверх дощатых стен.</text:p>
      <text:p text:style-name="P6">Это душ воспитателей и вожатых. Воду в бочку заливали вёдрами и она нагревалась там солнцем.</text:p>
      <text:p text:style-name="P6">Все два часа безлюдья я провёл на той будке, бродя по узким брусьям вокруг бочки, пока не <text:soft-page-break/>вернулся весь лагерь.</text:p>
      <text:p text:style-name="P6">А второй раз я не пропустил, но баня мне не понравилась — никаких ванн, а мыться надо сиз тазика с ушками, <text:span text:style-name="T3">который наполняешь, когда придёт твоя очередь, из двух больших кранов в стене — в одном обжигающий кипяток, в другом холодная вода. Не сразу и сообразишь из какого сколько надо набрать в тазик, а сзади подгоняет очередь.</text:span></text:p>
      <text:p text:style-name="P7">В конце смены в лагере устраивали прощальный костёр. Для него отводилось место на дальнем краю поля позади столовой, где опять начинался лес.</text:p>
      <text:p text:style-name="P7">С утра, после завтрака, старшие отряды шли в тот лес, через временный проход в колючей проволоке, заготавливать сухой валежник для костра. <text:s/>И после обеда тоже, так что к вечеру на поле вырастала груда из сухих ветвей и сучьев выше человеческого роста.</text:p>
      <text:p text:style-name="P7"><text:s/>В послеужинных сумерках эту груду поджигали с разных концов и она высоко пылала под наши хоровые песни и марши баяниста.</text:p>
      <text:p text:style-name="P7">Директор и воспитатели о чём-то спорили громкими голосами. Директор соглашался и отдавал распоряжение своему шофёру. Тот отвечал: «как знаете», уходил в сторону лагерных строений и приезжал обратно на «газике», из которого доставал железную канистру.</text:p>
      <text:p text:style-name="P7">Детям приказывали отойти от костра и шофёр плескал на огонь из канистры.</text:p>
      <text:p text:style-name="P8">Жирный клуб красно-чёрного пламени с гулом взмётывался в ночную тьму, метра на три <text:span text:style-name="T3">—</text:span> не меньше, <text:s/>и снова опадал до следующего выплеска.</text:p>
      <text:p text:style-name="P8">Наутро мы садились в автобусы и нас везли домой.</text:p>
      <text:p text:style-name="P41">Но окончание лагерной смены не означало конец лета.</text:p>
      <text:p text:style-name="P41">И снова Речка, и снова лес, <text:span text:style-name="T17">игры в «войнушку», казаки-разбойники, в «американку» и «12 палочек»</text:span>. <text:s/><text:span text:style-name="T17">И всё новые приключения из библиотеки части.</text:span></text:p>
      <text:p text:style-name="P13">Да. Помимо прогулок по дальним планетам и таинственным островам, которые <text:s/>совершались лёжа на боку перед раскрытой на диване книгой, я гулял ещё и по лесу.</text:p>
      <text:p text:style-name="P13">Причины случались разные: то соседский Юра Зимин позовёт собирать заячью капусту, а мне очень интересно <text:s/><text:span text:style-name="T4">—</text:span> какая у зайцев капуста? <text:s/>Кисленькая, но вкусно, только больно уж листочки махонькие.</text:p>
      <text:p text:style-name="P13">Или сестра Наташа сообщит, что на болоте, позади соседнего квартала, голубики видимо-невидимо! Один мальчик целый бидон <text:s/>принёс!</text:p>
      <text:p text:style-name="P13">Тут уж меня обуревал дух соревнования — не уступать же какому-то одному мальчику.</text:p>
      <text:p text:style-name="P13">Но чаще я бродил один и почти без цели, ну, если не считать поиск ствола можжевельника пригодного для лука. Или сбора зелёных шишек сосны для всяких поделок — воткнёшь в шишку четыре спички и это уже ноги, <text:span text:style-name="T6">а на торчащую кверху спичку насадишь шишку помельче и — вот <text:s/>тебе лошадка, осталось только хвост приделать.</text:span></text:p>
      <text:p text:style-name="P14">За шишками надо залазить на молодые сосны с нежной светло-коричневой корой, которая шелушится и липнет к ладоням бесцветной смолой, а та через несколько минут чернеет на коже, а на штанах остаётся белыми пятнами.</text:p>
      <text:p text:style-name="P14">Сосны качаются от ветра и от твоего веса. Зато молодые шишки такие красивые: зелёные, плотные — будто лакированные.</text:p>
      <text:p text:style-name="P14">А на старых больших соснах шишки серые и разъерошенные врастопырку.</text:p>
      <text:p text:style-name="P14">Зелёные на них тоже бывают, но на концах длинных веток, куда не дотянуться, а ветку не согнуть — слишком толста.</text:p>
      <text:p text:style-name="P30">Среди мальчиков новые занятия расходятся как эпидемия. Не успеешь и глазом моргнуть, а все уже увлечены подрывным делом.</text:p>
      <text:p text:style-name="P30">Изготовить мину проще простого: наливаешь в бутылку воды на три четверти, сверху впихиваешь клок травы, а на неё насыпаешь синеватые кусочки карбида из железной бочки на строительстве пятиэтажки по ту сторону Квартала. Солдаты-чернопогонники тебе и слова не скажут.</text:p>
      <text:p text:style-name="P30">Теперь бутылку надо плотно заткнуть выструганной из дерева пробкой и, перевернув горлышком вниз, воткнуть в какую-нибудь кучу песка или грунта.</text:p>
      <text:p text:style-name="P30">Готово.</text:p>
      <text:p text:style-name="P30">Осталось дождаться когда карбид в бутылке, <text:s/>вступив в реакцию с водой, начнёт выделять газ <text:soft-page-break/>и создаст там такое давление, что бутылка взорвётся с громким хлопком, разбрасывая в стороны песок и свои осколки.</text:p>
      <text:p text:style-name="P30">Просто надо проявлять осторожность и не порезать пальцы, когда выстругиваешь пробку. А вбивая её в заряженную бутылку сидя на земле, нельзя стискивать бутылку между ног, а то у меня она треснула и отскочившее горлышко глубоко распороло кожу на правой ляжке, где кончаются шорты.</text:p>
      <text:p text:style-name="P30"/>
      <text:p text:style-name="P10">Из-за чтения книг я здорово отставал от движения общественной жизни, как <text:span text:style-name="T16">и</text:span> в <text:span text:style-name="T16">то лето</text:span>, когда, отложив на диване распластанную вверх корешком книгу, <text:s/>я вышел во двор и — изумился: его пересекали разновозрастные мальчики, волоча обрезки досок и брусков.</text:p>
      <text:p text:style-name="P9">Я подбежал расспросить: что? как?</text:p>
      <text:p text:style-name="P9">Мне сказали идти на стройку многоэтажки, где ещё одна группа собирает отходы стройматериала, которые солдат-сторож великодушно позволил утащить.</text:p>
      <text:p text:style-name="P9">Я прибежал как раз во время, чтоб ухватиться за конец длинной половой доски, которую мальчикам постарше удалось выпросить у сторожа. Он только сказал, чтоб побыстрей уносили, пока никто не видит.</text:p>
      <text:p text:style-name="P9">Мы пронесли её через двор Квартала и вниз по спуску к школе новобранцев и, не доходя до тропы ответвляющейся <text:span text:style-name="T5">вправо, </text:span>к <text:span text:style-name="T5">детскому </text:span>садику, свернули под <text:span text:style-name="T4">крутой </text:span>откос <text:span text:style-name="T4">сдвинутой земли, что ссыпалась сюда под ножом бульдозера, когда тот расчищал наверху поле для катка.</text:span></text:p>
      <text:p text:style-name="P11">Здесь внизу стучали молотки и кипела работа.</text:p>
      <text:p text:style-name="P11">Старшие мальчики пилили доски и прибивали их к врытым в землю столбам и получались стены сарая, у которого не было окон, но дверь уже висела и даже был потолок из досок.</text:p>
      <text:p text:style-name="P11">Внутри уже царил полумрак и стояла деревянная лестница, что вела наверх через квадратный лаз в плоской крыше из досок.</text:p>
      <text:p text:style-name="P11">Я взобрался туда. Старшие мальчики обсуждали достаточно ли крепок этот верх. Ещё они говорили, что сарай станет штабом ребят нашего двора. Но никто не дал мне поработать ни ножовкой, ни молотком да ещё и прикрикнули, чтоб я спускался — и так нагрузка велика.</text:p>
      <text:p text:style-name="P11">Я слез по лестнице. Ни в полутёмном сарае, ни вокруг уже не оставалось никого из моих ровесников и я пошёл домой, к дивану с книгой, радуясь, что теперь у нас будет свой ребячий штаб, как у Тимура и его команды.</text:p>
      <text:p text:style-name="P12">Позднее я не раз подходил к тому сараю, когда шёл гулять в лесу, но там никого не было, а на дощатой двери висел железный замок.</text:p>
      <text:p text:style-name="P12"><text:span text:style-name="T16">Под осень</text:span> рядом с сараем появился стожок сухой травы, а в нём поселились куры через выпиленный внизу двери проём.</text:p>
      <text:p text:style-name="P12">Не получилось штаба.</text:p>
      <text:p text:style-name="P12"/>
      <text:p text:style-name="P15">У папы была парикмахерская машинка — никелированный зверёк с двумя рожками.</text:p>
      <text:p text:style-name="P15">Вернее, это были ручки, и ими <text:s/>папа приводил её в движение, сжимая и послабляя свою ладонь, в которой <text:s/>она была зажата.</text:p>
      <text:p text:style-name="P15">В день стрижки меня и брата по очереди усаживали посреди кухни на табуретку поставленную на стул, чтоб мы сидели повыше и папе не пришлось бы сгибаться к нам в три погибели.</text:p>
      <text:p text:style-name="P15">Мама плотно окутывала нас белой простынёй вокруг шеи и закрепляла её прищепкой. Потом она держала перед нами большое квадратное зеркало и давала папе советы. А папа от них отмахивался, склонял нам головы туда-сюда и двигал своей челюстью из стороны в сторону, в такт движений машинки в его ладони.</text:p>
      <text:p text:style-name="P16">Иногда машинка не стригла, а заедала волосы. <text:span text:style-name="T7">Было больно. </text:span><text:s/>Папа психовал, резко дул в неё и продолжал стрижку. <text:span text:style-name="T7">Один раз дутьё не помогло, машинка продолжала драть и Санька заплакал. </text:span></text:p>
      <text:p text:style-name="P18">С того дня мы ходили во взрослую парикмахерскую не только перед началом учебного года, но и когда мама решала, что мы слишком уж позарастали.</text:p>
      <text:p text:style-name="P17">Фотографировать папа научился сам по толстой книге. Его фотоаппарат ФЭД-2 не вынимался <text:soft-page-break/>из коричневого футляра на тонком ремешке, а был туда ввинчен. Для съёмки нужно расстегнуть кнопки на спине футляра, сделать снимки и снова застегнуть. <text:span text:style-name="T8">Фотоаппарат вывинчивался лишь для смены кассеты с фотоплёнкой, когда на ней заканчивались все тридцать шесть кадров.</text:span></text:p>
      <text:p text:style-name="P19">Тогда плёнку надо в полной темноте перемотать в чёрный круглый бачок и обработать раствором проявителя, промыть, затем закрепителем и снова промыть, а потом уже развешивать для сушки. Но если на плёнку до последнего промывания попадёт хоть лучик света, она засветится и пропадёт — просто выбрасывай.</text:p>
      <text:p text:style-name="P20">Когда собиралось несколько готовых плёнок, папа устраивал фотолабораторию в ванной комнате — покрывал ванну специально сделанными щитами из плотно сбитых досок — вот вам и стол, пожалуйста. На нём устанавливал пузатый проектор с линзой смотрящей вниз.</text:p>
      <text:p text:style-name="P20">Повыше линзы через проектор продевалась рамочка для протяжки плёнки с кадрами, как в диапроекторе.</text:p>
      <text:p text:style-name="P20">В фотолабораторной ванной папа включал специальную красную лампу, потому что фотобумага тоже портится от света, но под красным не засвечивается.</text:p>
      <text:p text:style-name="P20">Пониже линзы был подвижный фильтр, тоже из красного стекла, чтобы не испортить фотобумагу пока линзой наводишь <text:s/>резкость изображения.</text:p>
      <text:p text:style-name="P20">Правда, изображения были негативные — чёрные лица с белыми губами и глазницами, и волосы тоже белые.</text:p>
      <text:p text:style-name="P20">Потом красный фильтр отводился в сторону, папа отсчитывал несколько секунд и снова возвращал его на место.</text:p>
      <text:p text:style-name="P20">Листок белой фотобумаги из-под проектора перекладывался в ванночку с раствором проявителя и тут начиналась магия — на чисто белом листе в неясном свете красного фонаря начинали проступать черты лица, волосы, одежда.</text:p>
      <text:p text:style-name="P20">Но в проявителе нельзя передерживать, а то бумага полностью почернеет.</text:p>
      <text:p text:style-name="P21">Листок с полученным изображением надо взять пинцетом, сполоснуть в простой воде и положить в ванночку с закрепителем, иначе всё равно почернеет, а оттуда минут через пять-десять переложить в большой таз с водой.</text:p>
      <text:p text:style-name="P21">Когда распечатка заканчивалась, папа доставал мокрые снимки из таза, клал их лицом на листы оргстекла и раскатывал резиновым валикам со спины, чтоб хорошо прилипли.</text:p>
      <text:p text:style-name="P21">Эти стёкла он ставил у стены в родительской комнате и на следующий день высохшие фотографии сами осыпались на пол. Гладкие и глянцевые.</text:p>
      <text:p text:style-name="P21">Вот я, с круглыми глазами и перебинтованной от ангины шеей. </text:p>
      <text:p text:style-name="P21">Брат Санька, с доверием глядящий в объектив. </text:p>
      <text:p text:style-name="P21">Мама одна, или с подругами, или с соседками.</text:p>
      <text:p text:style-name="P21">Сестра Наташа задрала нос и смотрит в сторону, в полурастрёпанных косичках.</text:p>
      <text:p text:style-name="P21">Кроме фотолюбительства папа увлекался радиоделом, потому-то и выписывал журнал с разными схемами и однажды <text:span text:style-name="T9">собрал</text:span> радиоприёмник <text:span text:style-name="T9">размером немногим больше фотоаппарата ФЭД-2.</text:span></text:p>
      <text:p text:style-name="P22">Корпус, внутри которого размещалась плата с напаянными деталями, он сделал из фанеры и отлакировал. Снаружи коробочки остались только ручки для настройки громкости и отыскания радиостанции.</text:p>
      <text:p text:style-name="P22">Потом он сшил для приёмника футляр из тонкой кожи, потому что умел работать шилом и дратвой, а к футляру прикрепил узкий ремешок, чтобы носить приёмник на плече.</text:p>
      <text:p text:style-name="P22">Потом он ещё сделал специальный станок на табуретке и переплёл свои радиожурналы в подшивки по годам.</text:p>
      <text:p text:style-name="P22">У него просто золотые руки.</text:p>
      <text:p text:style-name="P22">И у мама, конечно, тоже, потому что она готовила вкусную еду, шила на швейной машинке и раз в неделю-полторы устраивала генеральную стирку в стиральной машинке «Ока».</text:p>
      <text:p text:style-name="P22">Иногда она завала меня на помощь при отжиме — крутить ручку одного из резиновых валиков, устанавливаемых <text:s/>поверх машинки.</text:p>
      <text:p text:style-name="P23">Всовываешь уголок стиранной вещи между валиков, крутишь ручку и они втягивают эту <text:soft-page-break/>вещь между собой, выдавливая из неё воду, и она выползает позади них сплющенная, влажная, но отжатая.</text:p>
      <text:p text:style-name="P24">А развешивали стирку только родители, потому что во дворе верёвок не было и все сушили свои стирки на чердаках зданий, а туда надо влазить по отвесной железной лестнице. Только папа мог поднять туда <text:span text:style-name="T10">тяжёлый </text:span>таз <text:span text:style-name="T10">с влажными вещами</text:span>. <text:s/></text:p>
      <text:p text:style-name="P72">Вот только своими золотыми руками он один раз, но надолго <text:s/>сам себе создавал проблему — устроил «жучок» в электросчётчике, чтоб тот не крутился даже если горит свет, или гудит стиральная машинка. Он говорил, что это экономия, но очень переживал и боялся, что поймают и оштрафуют. Зачем так себя мучить из-за какой-то экономии?</text:p>
      <text:p text:style-name="P72">А к маме у меня претензий нет, за исключением тех жёлтых вельветовых шортов на помочах, что она пошила мне в детском садике.</text:p>
      <text:p text:style-name="P72">Как я их ненавидел! </text:p>
      <text:p text:style-name="P72">И оказалось, что не зря — именно в них меня искусали те рыжие муравьи.</text:p>
      <text:p text:style-name="P29"/>
      <text:p text:style-name="P29"><text:s/><text:span text:style-name="T14">Во время одной из одиночных лесных прогулок я выбрел на поляну и почувствовал — что-то с ней не так, но что? Ах, вот оно что — тут дым какой-то!</text:span></text:p>
      <text:p text:style-name="P39">И тут я разглядел, как почти прозрачное на солнце пламя трепыхаясь обугливает кору деревьев, расползается по толстому ковру хвои.</text:p>
      <text:p text:style-name="P39">Так это же пожар в лесу!</text:p>
      <text:p text:style-name="P39">Сперва я пробовал затаптывать язычки пламени, но потом догадался сломить ствол густого можжевельника и дело пошло на лад.</text:p>
      <text:p text:style-name="P39">Когда борьба с пожаром завершилась победой, <text:s/>я увидел, что выгорело не так уж и много — метров десять на десять.</text:p>
      <text:p text:style-name="P39">Рубашка моя и руки извозились чёрной сажей. Ну, ничего — боевая копоть. Я даже провёл рукой по лицу, чтоб всякому было понятно — вот герой спасший лес от гибели.</text:p>
      <text:p text:style-name="P39">Жаль, что по дороге домой мне никто не встретился, а я шёл и мечтал, как про меня напишут в газете Пионерская Правда, где печатали про пионера, который посигналил своим красным галстуком машинисту поезда о том, что впереди сломался железнодорожный путь.</text:p>
      <text:p text:style-name="P39">Уже на подходе к кварталам мне встретились пара прохожих, но никто не догадался сказать:</text:p>
      <text:p text:style-name="P39">- Что это у тебя лицо в саже? Наверное, ты тушил лесной пожар?</text:p>
      <text:p text:style-name="P39">А дома мама на меня накричала, что стыдно ходить таким замазурой и что она на меня рубашек не настирается.</text:p>
      <text:p text:style-name="P39">Мне стало горько и обидно, но я терпел.</text:p>
      <text:p text:style-name="P42">А вечерами дети Квартала и мамы тех детей, за которыми ещё нужен присмотр, выходили на окружную дорогу, потому что на закате дня из школы новобранцев туда же подымались солдаты построенные по-взводно для вечерней прогулки.</text:p>
      <text:p text:style-name="P43">Выйдя на бетон дороги, они начинали чётко отбивать шаг и словно сливались в цельное существо — сомкнутый строй — у которого одна нога во всё длину фланга, состоящая из десятков чёрных сапогов, что одновременно отрывались от дороги и снова слаженно впечатывались в неё, чтобы строй продвинулся дальше. Это было завораживающее существо.</text:p>
      <text:p text:style-name="P43">Потом шагавший сбоку старшина командовал: «запевай!», и изнутри ритмично сотрясающегося <text:span text:style-name="T18">общим шагом строя, под слитное щёлканье подошв о бетон, взвивался молодой упругий тенор, а ещё через несколько шагов и грянувший ему в поддержку хор, что нам, парашютистам, привольно на небе чистом...</text:span></text:p>
      <text:p text:style-name="P59">Строй удалялся ко второму кварталу, где его тоже уже ждали, некоторые дети бежали за ним, молодые мамы смотрели вслед и становилось так хорошо и спокойно, потому что мы самые сильные и надёжно защищены от всех натовских диверсантов из прихожей в библиотеке части.</text:p>
      <text:p text:style-name="P59"/>
      <text:p text:style-name="P33">В дома верхних кварталов провели газ.</text:p>
      <text:p text:style-name="P33">Но сначала вдоль всей внутренней дороги двора Квартала положили длинные железные трубы — они громко и протяжно звякали, когда ударишь палкой, но сколько я ни бился, так и <text:s/><text:soft-page-break/>не смог выстучать на трубах барабанную дробь, с которой белые шли в «психическую» атаку против Анки-пулемётчицы в фильме ЧАПАЕВ.</text:p>
      <text:p text:style-name="P33">Трубы скоро закопали и моё музыкальное образование оказалось прерванным.</text:p>
      <text:p text:style-name="P33">Теперь у нас на кухне стояла плита с газовыми комфорками, <text:s/>а на стене висела колонка, которую зажигали, чтобы согрелась вода для мытья посуды, купания и стирки в ванной.</text:p>
      <text:p text:style-name="P33">Поэтому заготовка дров на зиму стала уже не нужной и папа в подвале сделал мастерскую для домашних работ и нужных инструментов.</text:p>
      <text:p text:style-name="P33"/>
      <text:p text:style-name="P33">Однажды в начале лета, когда родители были на работе, я взял в кладовой ключ от подвала и оттуда забрал большой папин топор, потому что мы с одним мальчиком сговорились сделать костёр в лесу.</text:p>
      <text:p text:style-name="P33">Мы спустились в чащу позади Бугорка, а там начали подыматься на другой холм.</text:p>
      <text:p text:style-name="P33">На крутом подъёме среди прочей поросли стояла густая ёлочка — небольшая, метра полтора.</text:p>
      <text:p text:style-name="P34">А перед этим, идя по лесу с топором в руках, я чувствовал, что меня так и тянет пустить его в ход.</text:p>
      <text:p text:style-name="P34">И вот он — удобный случай!</text:p>
      <text:p text:style-name="P34">Один-два взмаха и срубленная ёлка валяется на склоне.</text:p>
      <text:p text:style-name="P34">А я стою рядом и никак не пойму — зачем?</text:p>
      <text:p text:style-name="P34">Ведь из неё не получится ни лук, ни автомат с рожком.</text:p>
      <text:p text:style-name="P34">Зачем я её так бесцельно убил?</text:p>
      <text:p text:style-name="P34">Мне уже не хотелось ни костра, ни прогулки.</text:p>
      <text:p text:style-name="P34">Нужно как можно скорее избавиться от топора — пособника моей глупой жестокости.</text:p>
      <text:p text:style-name="P34">Я отнёс его обратно в подвал и с той поры ходил в лес в одиночку.</text:p>
      <text:p text:style-name="P35">Видишь какой милый мальчик? И в этом пафосном самовосхвалении через самопорицание, вобщем-то, ничего не наврано. </text:p>
      <text:p text:style-name="P35">Но не спеши зачислять своего папу в категорию «добрый человек», <text:span text:style-name="T14">уж</text:span> слишком <text:span text:style-name="T14">я </text:span>разный. Сегодня — прекраснодушный дальше некуда, а завтра... <text:span text:style-name="T14">Не знаю, </text:span><text:s/>не знаю.</text:p>
      <text:p text:style-name="P35">Когда мой бачьянаг (тут опять украинская «г», а само слово на карабахском означает «муж свояченицы») выдавал замуж свою старшую дочь, то все родственники помогали как могли. Не деньгами, конечно, он бы и не взял — расходы несёт счастливый отец, а, главным образом, кулинарно.</text:p>
      <text:p text:style-name="P35">За стандартный набор угощений в Доме Торжеств платят наличными, но к стандарту добавляется ещё много всякого чего приготовленного <text:span text:style-name="T11">тётками, бабками, матерями, сёстрами, племянницами, дочками ближайших и последующих родственников. </text:span></text:p>
      <text:p text:style-name="P36">Тут сильны ещё пережитки родового-общинного строя. Получается такая себе love labour — из продуктов закупленных устроителем торжества.</text:p>
      <text:p text:style-name="P36">Но некоторым продуктам требуется предварительная обработка и, согласись, зарезать полтора десятка куриц на балконе многоэтажки несколько сложнее, чем <text:span text:style-name="T12">в </text:span>недостроенно<text:span text:style-name="T12">м</text:span>, но всё же частно<text:span text:style-name="T12">м</text:span> дом<text:span text:style-name="T12">е</text:span>. <text:span text:style-name="T12">Потому куриц привезли ко мне. Перетащили в недостроенную прихожую и — уехали <text:s/>заниматься другими предсвадебными делами. Каждому — своё.</text:span></text:p>
      <text:p text:style-name="P37">И вот лежат эти пятнадцать живых созданий со связанными ногами, а над ними один я с<text:span text:style-name="T15">о</text:span> свежезаточенным ножом и все мы знаем зачем мы тут. </text:p>
      <text:p text:style-name="P37">Пятнадцать — не одна, и надо уложиться к сроку, когда женщины придут ощипывать готовые полуфабрикаты. </text:p>
      <text:p text:style-name="P37">И у каждой своя окраска, свой возраст, своё отношение к происходящему, свой запас жизненной энергии, <text:span text:style-name="T13">определяющий громкость вскликов <text:s/>и длительность трепыхания с отнятой головой.</text:span></text:p>
      <text:p text:style-name="P38">Без методичности тут не обойтись. Вот я и стал роботом методично повторяющим набор одних и тех же движений. Пятнадцать раз.</text:p>
      <text:p text:style-name="P38">Иногда я выглядывал сквозь оконный проём без рамы на белое облако в синей выси. Такое пушистое. Чистое. Само совершенство. Такой себе сентиментальный робот.</text:p>
      <text:p text:style-name="P38">С того случая как-то во мне поменялось отношение к палачам. Понял, что ничто ихнее мне не <text:soft-page-break/>чуждо.</text:p>
      <text:p text:style-name="P38">Вобщем, на той свадьбе я был вегетарианцем.</text:p>
      <text:p text:style-name="P38">А насчёт того, что это тот топор меня подбил срубить невинную ёлочку, так и тут ничего нового — «я <text:s/>выполнял приказы». Зомби недоделанный.</text:p>
      <text:p text:style-name="P38"/>
      <text:p text:style-name="P44">В пятом классе у нас сменилась классная руководительница, потому что мы уже закончили начальное обучение. Новую учительницу звали Макаренко Любовь... Алексеевна?.. Антоновна?.. Убей не вспомню отчества.</text:p>
      <text:p text:style-name="P44">Между собой мы её звали попросту — Макаря.</text:p>
      <text:p text:style-name="P44">- Атас! Макаря идёт!</text:p>
      <text:p text:style-name="P44">(«Атас» это из ублатнённо французского «<text:span text:style-name="T29">атасьён»</text:span>.)</text:p>
      <text:p text:style-name="P44">Но это потом, а первый раз я встретил её за день до школы, когда мама пришла со мной узнать расписание и познакомиться с моей новой учительницей.</text:p>
      <text:p text:style-name="P45">Новая учительница попросила, чтобы я ей помог сделать рамочку на листе ватмана, где, <text:span text:style-name="T19">отступя пять сантиметров от краёв,</text:span> <text:s text:c="2"/>проведена карандашная линия. <text:span text:style-name="T19">Это будет наш классный уголок. </text:span></text:p>
      <text:p text:style-name="P46">Она дала мне кисточку, коробку с акварельными красками — но использовать только синюю — стакан воды и вышла вместе с мамой знакомиться дальше.</text:p>
      <text:p text:style-name="P47">Я был горд оказанным доверием и тут же приступил. Намочил синий кирпичик краски мокрой кисточкой и стал закрашивать ватман от краёв до карандашной отметки, стараясь не заезжать за неё.</text:p>
      <text:p text:style-name="P47">Дело оказалось кропотливым — красишь, красишь, а ещё вон сколько! А главное, эта краска очень неровно ложиться: где светлее, где темнее. <text:s/>Но я упорно продолжал — не каждый же день мальчику доверяют делать рамочки на листах ватмана.</text:p>
      <text:p text:style-name="P48">Когда учительница и мама вернулись, я успел закрасить всего четверть рамочки. Учительница сказала, что больше не надо, и что нужно было просто один раз провести кисточкой <text:s/>по карандашной линии, но теперь уже поздно.</text:p>
      <text:p text:style-name="P48">Мама предложила принести лист ватмана со своей работы, но учительница отказалась.</text:p>
      <text:p text:style-name="P49">Я спросил: а если наклеить полоску бумаги поверх акварельной краски? Но и это предложение не прошло.</text:p>
      <text:p text:style-name="P48">Мы ушли и мама меня не ругала, да и не <text:span text:style-name="T21">з</text:span>а что: <text:span text:style-name="T21">разве</text:span> я <text:s/>виноват, что учительница за свою жизнь <text:span text:style-name="T20">не </text:span>видела рамочек из фанеры, а только такие, как на словах Маркса или Ленина в клубе части?</text:p>
      <text:p text:style-name="P50">Когда начались занятия, в классе висел Классный Уголок на листе ватмана. Наверное, из всех учеников лишь я так долго изучал его синюю рамочку.</text:p>
      <text:p text:style-name="P50">Однако, классная руководительница не полностью утратила доверие ко мне, потому что месяц спустя дала мне маленькое, но ответственное поручение — сходить в наш бывший класс и что-то передать Серафиме Сергеевне на словах.</text:p>
      <text:p text:style-name="P50">Я постучал в знакомую дверь и повторил слова для Серафимы Сергеевны, что сидела за столом перед новой порослью первоклашек. Она поблагодарила и напоследок попросила меня прикрыть форточку в окне напротив двери.</text:p>
      <text:p text:style-name="P50">Я с готовностью вскарабкался на подоконник, дотянулся, стоя на нём, до форточки и захлопнул. Но для спуска я не стал опять ложиться на него животом, а спрыгнул на пол. </text:p>
      <text:p text:style-name="P50">Прыжок получился на удивление ловким и я гордо вышел мимо <text:span text:style-name="T22">парт с восторгом и почтением затихшей малышни.</text:span></text:p>
      <text:p text:style-name="P54">Неужто это мне когда-то<text:span text:style-name="T23"> явившиеся в детский сад с визитом </text:span>первоклассницы казались <text:span text:style-name="T23">недосягаемо</text:span> взрослыми создан<text:span text:style-name="T23">ь</text:span>ями? Заносчивые гусыни!</text:p>
      <text:p text:style-name="P51">А дома у нас появился телевизор. В нём дикторы читали новости на фоне кремлёвских стен и башен, показывали чемпионат Европы и мира по хоккею, КВН, Кинопанораму: ну, и фильмы, конечно. Я никогда бы не подумал, что может быть фильм из четырёх серий, как «Вызываю огонь на себя». </text:p>
      <text:p text:style-name="P51">А итальянское кино мне не понравилось, потому что когда я переспросил про только что <text:soft-page-break/>услышанное от Марчелло Мастрояни слово «аборт», соседка засмеялась, а папа сказал мне идти в детскую — это кино не для меня.</text:p>
      <text:p text:style-name="P51"/>
      <text:p text:style-name="P52">Гонка вооружений шла не только в телевизоре, но и в нашей мальчукóвой жизни.</text:p>
      <text:p text:style-name="P52">Мы доросли до шпоночного оружия. Шпоночные пистолеты, шпоночные автоматы.</text:p>
      <text:p text:style-name="P52">Что такое рогатка никому объяснять не надо. Но рогатки бывают двух видов: для стрельбы камнями и для стрельбы шпонками.</text:p>
      <text:p text:style-name="P52">Камнестрельные рогатки — убойное оружие, <text:s/>в голодные послевоенные годы в Степанакерте пацаны сшибали ими воробьёв на обед.</text:p>
      <text:p text:style-name="P53">Рогатка шпоночная — почти игрушка <text:span text:style-name="T24">сделанная из алюминиевой проволоки</text:span>, <text:span text:style-name="T24">и </text:span>вместо <text:span text:style-name="T24">полос</text:span> резины нарезанн<text:span text:style-name="T24">ых</text:span> из противогазов — <text:span text:style-name="T24">в ней </text:span>круглая авиамодельная <text:span text:style-name="T24">резинка</text:span>. <text:span text:style-name="T29">А</text:span> заряжается она кусочками согнутой в дугу алюминиевой проволоки — шпонками. <text:span text:style-name="T24">Захватил резинку в изгиб шпонки, потянул на себя — отпустил и она полетела. Убить не убьёт, но почувствуется, лишь бы в глаз не попала.</text:span></text:p>
      <text:p text:style-name="P55">Теперь, если вместо рогатки резинку закрепить на кончик оструганной досочки и шпонку оттянуть вдоль той же досочки, то точность попадания намного возрастает, шпонка вначале скользит по направляющей. Остальное на твоё усмотрение — выпилить из досочки автомат, или пистолет. <text:s/><text:span text:style-name="T25">В начале стартового разгона шпонки надо приладить курок из той же проволоки. Кусок натянутой бельевой резинки заставит курок туго прижимать шпонку к досочке, пока не спустишь его для выстрела.</text:span></text:p>
      <text:p text:style-name="P56">С таким оружием не «та-та-та-кают», с ним спускаются в подвал и начинают охотиться друг на друга в темноте или полумраке. Дзиньк шпонки о цементный пол или о стену подсказывает, что противник недалеко и открыл по тебе огонь. <text:span text:style-name="T26">Но если ты занял позицию в приямке, то это почти неприступный дот. Сиди и посылай шпонки на звук крадущихся шагов и если будет «ой!» значит — попал.</text:span></text:p>
      <text:p text:style-name="P57">Осенью рядом с Кварталом прошла сдача и заселение двух пятиэтажек и шпоночные военные действия сразу развернулись в их бесконечных коридорах и пещерообразных залах, которые поначалу освещались редкими жёлтыми лампочками, но те гасились меткими попаданиями всё тех же шпонок.</text:p>
      <text:p text:style-name="P58">Пожалуй, единственным недостатком шпоночного оружия являлась его почти бесшумность. Для самоутверждения тянет сделать побольше тарарама.</text:p>
      <text:p text:style-name="P58"/>
      <text:p text:style-name="P58">Жизнь не стоит на месте и в<text:span text:style-name="T28">о дворе Квартала вечерами начали раздаваться громкое бахканье — точь-в-точь выстрелы.</text:span></text:p>
      <text:p text:style-name="P25">Мальчики вооружились «пиликалками», а я опять припоздал и приходится заискивающе выспрашивать как делать эту «пиликалку».</text:p>
      <text:p text:style-name="P25">Узкую медную трубочку <text:s/>надо согнуть как букву «Г», короткую часть буквы сплющить и через оставшуюся трубочку залить малость расплавленного свинца, чтоб тот, остывая, образовал в трубочке дно.</text:p>
      <text:p text:style-name="P25">Находим толстый длинный гвоздь, чтоб доставал до дна трубки и ещё вытарчивал бы сантиметров на пять.</text:p>
      <text:p text:style-name="P25">Торчащую часть гвоздя тоже загибаем, но сгиб должен быть выше края трубки, в которой он стоит.</text:p>
      <text:p text:style-name="P25">Теперь гвоздь и трубка объединены в систему поршень-цилиндр и, в сборе, смахивают на оквадраченную букву «С».</text:p>
      <text:p text:style-name="P26">Загибы трубки и гвоздя соединяем связанной в кольцо <text:span text:style-name="T27">бельевой </text:span><text:s/>резинкой — стало похожим на маленький лук, и теперь, когда гвоздь наполовину вытащен, натяжение резинки заставляет его упереться в медную стенку трубки, до тех пор, пока не надавишь на резинку, потому что при нажиме гвоздь соскальзывает внутрь и резко ударяет в свинцовое дно.</text:p>
      <text:p text:style-name="P26">Вот и <text:s/>— пожалуйста — «пиликалка» готова! </text:p>
      <text:p text:style-name="P26">Остаётся лишь зарядить её, соскребая со спичек головки серы о кромку медной трубки, потом взвести гвоздь, зажать «пиликалку» в ладони, сдавить резинку пальцами и — ба-бах!</text:p>
      <text:p text:style-name="P27"><text:soft-page-break/>Тёмным вечером даже виден выплеск пламени из жерла трубки.</text:p>
      <text:p text:style-name="P27">Вобщем, те же пистолетики с пистонами, но посолидней.</text:p>
      <text:p text:style-name="P27">Я хотел изготовить себе «пиликалку», но у папы на работе не нашлось нужной медной трубки. Однако, «пиликалка» у меня была. Наверное, кто-то из мальчиков поделился.</text:p>
      <text:p text:style-name="P28">Да, быть школьником — это хорошая школа жизни.</text:p>
      <text:p text:style-name="P60">Ну, а в самой школе наш класс перевели в одноэтажный нижний корпус, отстоявший метров за сто от главного её здания. Кроме нашего класса там были только мастерские с тисками и даже токарным станком, но их открывали лишь для уроков труда старших классов.</text:p>
      <text:p text:style-name="P61">Учение на отшибе имеет немало преимуществ. Например, во время перемены бесись сколько влезет, не опасаясь нарваться на окрик учителя — они приходили в наш корпус по звонку, да и то не сразу, а после того как кто-нибудь из одноклассников <text:span text:style-name="T30">прибежит со</text:span> сторожево<text:span text:style-name="T30">го</text:span> пост<text:span text:style-name="T30">а</text:span> <text:span text:style-name="T30">на углу</text:span> корпус<text:span text:style-name="T30">а сказать кто из учителей спускается к нам о школы.</text:span></text:p>
      <text:p text:style-name="P62">Дозорный был нужен, чтоб нас не застали врасплох когда мы издевались над розеткой в классной комнате, запихивая её дырочки ножки радиодетальных сопротивлений. Получалось короткое замыкание и розетка негодующе плевалась большими искрами.</text:p>
      <text:p text:style-name="P62">Сейчас просто диву даюсь почему никого из нас ни разу не шибануло током. Наверное, розетка добрая попалась.</text:p>
      <text:p text:style-name="P63">В нашем доме тоже случились перемены — уехала семья Зиминых, потому что Степана сократили. </text:p>
      <text:p text:style-name="P63">Хрущёв пообещал Западу сократить численность Советской армии до двадцати миллионов и обещание это выполнялось даже после его отставки на пенсию, <text:s text:c="2"/>затронув сокращением даже атомные объекты.</text:p>
      <text:p text:style-name="P64">Кроме Зиминых уехали ещё жильцы из квартиры под нами, а их взрослая дочь Юля подарила нам свой альбом, куда она собирала этикетки со спичечных коробков, потому что в то время они делались не из картона, а из очень тонкой фанеры в один слой. </text:p>
      <text:p text:style-name="P64">Коробок обтягивали синей бумагой, а сверху наклеивалась какая-нибудь картинка-этикетка: с балериной Улановой, или морскими животными, или с портретами космонавтов.</text:p>
      <text:p text:style-name="P65">Этикетки можно было коллекционировать как почтовые марки. <text:s/><text:span text:style-name="T39">Только сперва их надо отлепить с коробка намочив водою, ну, а потом, конечно же, высушить.</text:span></text:p>
      <text:p text:style-name="P65">В альбоме Юли этикетки разделялись по темам: спорт, развитие авиации, города-герои, <text:s text:c="2"/>и всякое такое. </text:p>
      <text:p text:style-name="P64">Конечно, мне с братом и сестрой пришлось увлечься ими и мы продолжали коллекцию.</text:p>
      <text:p text:style-name="P64">Вместо Юры Зимина моим другом стал тоже Юра, но теперь Николаенко и уже не сосед по площадке, а сосед по двору.</text:p>
      <text:p text:style-name="P64">Когда выпал снег мы с ним <text:span text:style-name="T31">и ещё одним мальчиком ходили отыскивать в лесу <text:s/>норы лисиц, или хотя бы поймать зайца, потому что третий мальчик жил в деревянном доме и у него была собака. Он привёл её на верёвочном поводке и собака долго таскала нас за собой по лесу, где и вправду попадалось немало заячьих следов.</text:span></text:p>
      <text:p text:style-name="P66">Однако, собака не обращала на следы никакого внимания, а бегала по сугробам и что-то вынюхивала. </text:p>
      <text:p text:style-name="P67">Наконец, она начала рыться в одном из них и мы надеялись, что откопает затаившуюся в норе лису. Мы даже палки приготовили на зверя, <text:s/>но она вытащила из-под снега большую старую кость и мы прекратили охоту. </text:p>
      <text:p text:style-name="P68">На каникулах многих детей моего возраста пригласили в соседний дом, где нововъехавшие жильцы справляли день рождения своей дочери.</text:p>
      <text:p text:style-name="P68">За столом были одни только дети, без взрослых, и много ситра. Оказалось, что именинница тоже будет учиться в нашем классе. <text:s/>Она походила на Мальвину из Золотого Ключика, только волосы не локонами, а прямые. Красивая девочка начала делиться воспоминаниями, что там, где они жили раньше, она была королевой двора, а мальчики как бы её пажами.</text:p>
      <text:p text:style-name="P69">Наверное, я простудился на каникулах и приступил к учёбе позже других, потому что не понял что происходит в то утро, когда я пришёл в класс.</text:p>
      <text:p text:style-name="P69">Уроки ещё не начались и вслед за мной в дверях появилась недавняя именинница. Как и <text:s/><text:soft-page-break/>остальные школьницы она была одета в стиле королевы Виктории — коричневое платье с кружевным воротничком и чёрный фартучек с пышными лямками на плечах.</text:p>
      <text:p text:style-name="P69">Ступив через порог, она остановилась и выжидающе замерла.</text:p>
      <text:p text:style-name="P69">Тут и раздался многоголосый крик:</text:p>
      <text:p text:style-name="P69">- Корова двора!</text:p>
      <text:p text:style-name="P70">Она уронила портфель на пол и охватив руками голову побежала по проходу между партами на своё место, а все — и мальчики и девочки, <text:span text:style-name="T32">загораживали <text:s text:c="2"/>путь, </text:span>что-то вопили ей в уши, улюлюкали, а Юра Николаенко бежал следом и тёрся сзади как собачка, пока она не села за парту. </text:p>
      <text:p text:style-name="P71">Гам улёгся лишь когда в класс зашла учительница с вопросом «что тут творится?!», видно она понимала не больше моего. </text:p>
      <text:p text:style-name="P71">Девочка выбежала даже не подобрав портфеля.</text:p>
      <text:p text:style-name="P71">На следующий день у нас было классное собрание, но без той девочки. Вместо неё пришёл её папа с красным лицом и кричал, что мы негодяи и щиплем её за груди, даже руками на себе показал как. </text:p>
      <text:p text:style-name="P71">Потом классная руководительница говорила, что пионерам не к лицу травить своих одноклассников, таких же пионеров. И мне стало стыдно, хоть я не щипал и не травил.</text:p>
      <text:p text:style-name="P71">Красивая девочка больше не пришла в наш класс. Наверное, её перевели в параллельный.</text:p>
      <text:p text:style-name="P72">Толпа — это не знающий пощады зверь, как сказано в поэме Аветика Исаакяна, <text:s/>но я это увидел ещё до того как её прочитал.</text:p>
      <text:p text:style-name="P72"/>
      <text:p text:style-name="P73">Впрочем, индивидуальная жестокость не намного лучше и меня глубоко царапнуло зрелище материнской<text:tab/> педагогики представшее мне по весне во дворе Квартала.</text:p>
      <text:p text:style-name="P73">Послеобеденный двор был пуст и в него между нашим и соседним домом вошла женщина, направляясь к домам на дальней стороне. За ней с плачем бежала девочка лет шести, она протягивала к женщине руку и охрипшим от рёва голосом повторяла один и тот же вопль: «мамочка! дай ручку!»</text:p>
      <text:p text:style-name="P74">Женщина шла не останавливаясь и лишь иногда оборачивалась на ходу и тонким прутом стегала по протянутой к ней руке. <text:span text:style-name="T33">Девочка вскрикивала, но руку не убирала и не переставала повторять </text:span>«мамочка! дай ручку!»</text:p>
      <text:p text:style-name="P75">Они пересекли двор и зашли в свой подъезд, оставив меня мучится неразрешимым вопросом : разве могут в нашей стране быть такие фашистские мамы?</text:p>
      <text:p text:style-name="P75"/>
      <text:p text:style-name="P31">Между левым крылом здания школы и высоким штакетником, что отделял территорию школы от леса, располагались грядки пришкольного участка. </text:p>
      <text:p text:style-name="P31">Вряд ли суглинок вперемешку с иссохшей хвоей, что осыпалась с редких внутридворовых сосен, приносили ощутимый урожай.</text:p>
      <text:p text:style-name="P31">Однако, когда <text:s/>в классе объявили <text:span text:style-name="T33">всем приходить на </text:span>воскресник по вскопке грядок, я явился в назначенный утренний час выходного, хотя погода была пасмурной и мама меня отговаривала.</text:p>
      <text:p text:style-name="P31">Всё оказалось, как она говорила — во всей школе ни души.</text:p>
      <text:p text:style-name="P31">Но может ещё подойдут?</text:p>
      <text:p text:style-name="P31">Я не хотел торчать перед запертой дверью и спустился в нижнюю часть территории школы к одноэтажному корпусу мастерских и нашего класса.</text:p>
      <text:p text:style-name="P31">Напротив корпуса находился приземистый квадрат склада с двумя воротами — на его крышу можно взобраться сзади, где к ней близко подходил откос крутого взгорка.</text:p>
      <text:p text:style-name="P31">Крышу покрывал чёрный рубероид. Пустая, чуть покатая крыша.</text:p>
      <text:p text:style-name="P31">Я обошёл её. Постоял. Обернулся к пустому школьному двору. Никого.</text:p>
      <text:p text:style-name="P31">Ладно, подожду ещё чуть-чуть и уйду.</text:p>
      <text:p text:style-name="P31">Тут выглянуло солнце и ждать стало веселее.</text:p>
      <text:p text:style-name="P31">А потом я заметил, что от чёрной крыши местами подымается лёгкий прозрачный парок. </text:p>
      <text:p text:style-name="P31">Солнце греет, догадался я.</text:p>
      <text:p text:style-name="P31"><text:soft-page-break/>Более того — по рубероиду стали намечаться просохшие участки. Они ширились, соединялись между собой, разрастались.</text:p>
      <text:p text:style-name="P31">Меня захватило это расширение солнечных владений.</text:p>
      <text:p text:style-name="P32">Я знал, что уже никто не придёт и мне можно уходить, но пусть ещё вон там влажный рубероид станет серовато-сухим, а вон тот островок дорастёт до самого края.</text:p>
      <text:p text:style-name="P32">Я вернулся домой к обеду и не стал объяснять маме, что солнце меня завербовало в свои сподвижники.</text:p>
      <text:p text:style-name="P32"/>
      <text:p text:style-name="P75">Ближе к лету папа собрался пойти на рыбалку за Зону и он согласился взять меня с собой, если накопаю червей для наживки. Я знал хорошие места по копке червей и заготовил их целый клубок — половину консервной банки.</text:p>
      <text:p text:style-name="P75">Мы вышли очень рано и возле КПП к нам присоединились ещё два взрослых рыбака с такими же разрешениями на выход из Зоны на целый день.</text:p>
      <text:p text:style-name="P76">За воротами мы свернули вправо и пошли через лес. Мы всё шли и шли. И снова шли, но вокруг оставался всё тот же лес. Иногда тропа подходила к опушке, но опять уводила в глушь.</text:p>
      <text:p text:style-name="P76">Я терпеливо шёл, потому что папа меня предупреждал, что идти надо аж восемь километров, а я сказал, что дойду. Вот и шёл, хотя моя удочка и банка с наживкой стали совсем тяжёлыми.</text:p>
      <text:p text:style-name="P76">Наконец, мы вышли к лесному озеру, рыбаки сказали, что это Соминское, но я его не узнал, хотя в нём научился плавать.</text:p>
      <text:p text:style-name="P76">Мы прошли по заросшему травой мысу и в конце него увидели настоящий плот.</text:p>
      <text:p text:style-name="P76">Один рыбак остался на берегу, а мы трое поднялись на плот. Он был сделан из брёвен от лиственных деревьев в тонкой зелёной коре. <text:span text:style-name="T34">Упираясь в дно длинными жердями, папа и второй рыбак вывели его метров за тридцать от берега, где мы остановились и начали ловлю.</text:span></text:p>
      <text:p text:style-name="P77">Брёвна плота были связаны не слишком плотно и под ними виднелись поперечные брёвна, утопленные в непроглядно чёрную глубь, так что приходилось быть осторожным.</text:p>
      <text:p text:style-name="P77">Мы забросили удочки на три разные стороны и начали лов. Пойманные рыбы оказывались не такими крупными, как ожидаешь по их сопротивлению, <text:span text:style-name="T35">когда вытаскиваешь. И вокруг головы у них топорщились колючие шипы. Папа сказал, что это ерши, а рыбак добавил, что самая вкусная уха получается из них.</text:span></text:p>
      <text:p text:style-name="P78">Потом, когда мы вернулись на берег и приготовили из них уху в котелке над костром, я, конечно, всё съел, но не смог разобраться насколько она вкусная — уж больно была горяча.</text:p>
      <text:p text:style-name="P78">Рыбаки сказали, что клёва больше ждать нечего и легли поспать под деревьями.</text:p>
      <text:p text:style-name="P78">Папа тоже поспал, а когда все проснулись мы <text:s/>потихоньку пошли обратно.</text:p>
      <text:p text:style-name="P78">Мы шли уже не через лес, а вдоль его края, по пригоркам и долинам, потому что увольнительная аж до вечера.</text:p>
      <text:p text:style-name="P78">В одном месте мы сверху увидели совершенно круглое озерцо, обросшее камышом. Мы спустились к нему и папа захотел обязательно в нём поплавать. Один рыбак отговаривал его, потому что это озерцо названо Ведьмин Глаз и тут постоянно кто-нибудь утопает <text:span text:style-name="T36">запутавшись в ряске</text:span>.</text:p>
      <text:p text:style-name="P79">Но папа всё равно разделся, ухватился руками за корму маленькой лодки, что была возле берега, а браслет своих <text:s/>часов повесил на гвоздь вбитый в доску кормы, и, <text:span text:style-name="T42">взбивая ногами пенные всплески,</text:span> проплыл к тому берегу и обратно, несмотря на то, что длинные космы озёрной ряски оп<text:span text:style-name="T37">лета</text:span>ли его за плечи.</text:p>
      <text:p text:style-name="P79">Когда он уже выходил на берег мы увидели, что через наклонное поле с криками бежит женщина в длинной деревенской одежде.</text:p>
      <text:p text:style-name="P79">Но она ничего нового не сказала, а только повторила слышанное нами от рыбака-попутчика.</text:p>
      <text:p text:style-name="P79">На <text:span text:style-name="T37">подходе</text:span> к КПП нас застигло ненастье, мы хорошенько промокли пока дошли домой, но никто потом не заболел.</text:p>
      <text:p text:style-name="P79"/>
      <text:p text:style-name="P80">С велосипедами у меня дружба сызмальства. Свой первый трёхколёсный уже не помню, но фотографии подтверждают — вот он с педалями на переднем колесе подо мною, трёхлетним <text:soft-page-break/>толстячком в тюбетеечке. </text:p>
      <text:p text:style-name="P80">Зато помню следующий — красный трёхколёсник с цепным приводом, из-за него приходилось спорить с братом и сестрой чья очередь кататься. <text:s/><text:span text:style-name="T38">Позднее папа пересобрал его в двухколёсный, но после пятого класса он стал мне слишком мал и пришлось уступить его младшим.</text:span></text:p>
      <text:p text:style-name="P81">Зато мне папа где-то раздобыл настоящий взрослый велосипед. Да, подержаный, не не дамский и не какой-то там нибудь юношеский «Орлёнок».</text:p>
      <text:p text:style-name="P81">В один из вечеров после работы он даже пробовал научить меня на нём ездить, но без его поддержки за седло я заваливался не в ту, так другую сторону. <text:s/>Папе это надоело и он сказал «учись сам».</text:p>
      <text:p text:style-name="P82">Через пару дней я уже мог ездить, но не в седле, а продев ногу <text:span text:style-name="T40">под рамой</text:span> и стоя на педалях <text:span text:style-name="T40">велосипеда</text:span>. <text:s text:c="2"/><text:span text:style-name="T40">Но потом мне стало стыдно, что один мальчик даже младше меня не боится разбежаться и, стоя одной ногой на педали, перебросить вторую поверх седла и багажника ко второй педали. Ему не хватало длины ног, чтобы из седла доставать до педалей и он ездил поочерёдно сидя на раме то левой, то правой ляжкой. Рядом с таким малолетним храбрецом кататься «под рамой» просто позор.</text:span></text:p>
      <text:p text:style-name="P83">И, наконец, после многих попыток и падений с ушибами и без, у меня получилось! Ух ты! Как здорово стремительно нестись над землёй — никто и бегом не догонит. И главное, до чего легко и просто ездить на велосипеде!</text:p>
      <text:p text:style-name="P83">Я гонял по бетонным дорожкам внутри двора вокруг двух деревянных беседок, как на космической орбите.</text:p>
      <text:p text:style-name="P83">Потом этого стало мало и я начал кататься по дороге из бетонных плит окружавшей оба квартала. </text:p>
      <text:p text:style-name="P83">На бóльших скоростях началось освоение высшего велосипедного пилотажа — езда «без ручек», когда отнимаешь руки от руля и правишь велосипедом подаваясь телом в ту, или другую сторону. И он тебя понимает.</text:p>
      <text:p text:style-name="P83"/>
      <text:p text:style-name="P83">А другим достижением того лета стало умение открывать глаза под водой.</text:p>
      <text:p text:style-name="P83">Ту дамбу, где когда-то я оступился с плиты, снова отремонтировали и перед ней получи<text:span text:style-name="T41">лся широкий водоём для купания. Мы с мальчиками играли в воде в «пятнашки», когда водящему надо догнать и дотронуться до другого игрока. А оттого, что игра происходит в воде, то убегали и догоняли нырянием. <text:s/>Во время нырка <text:s text:c="2"/>можно ведь и поменять направление и неизвестно где вынырнешь. Прежде я всегда нырял крепко зажмурившись, но только с открытыми глазами можно различить где мелькают белые пятки уплывающего.</text:span></text:p>
      <text:p text:style-name="P84">Под водой видно не очень далеко в её желтоватом сумраке, но зато звуки слышатся чётче, если, например, <text:s/>сидя под водой взять два камня и постучать друг об друга. Правда, долго не усидишь — <text:span text:style-name="T42">набранный в лёгкие воздух вытаскивает тебя на поверхность, когда не гребёшь руками и ногами в глубину.</text:span></text:p>
      <text:p text:style-name="P40"/>
      <text:p text:style-name="P85">Летом родители ездили в отпуск по очереди. </text:p>
      <text:p text:style-name="P85">Сначала папа поехал в свою деревню Канино на Рязанщине. <text:s/>Он взял меня с собой, только предупредил, чтобы я никому нигде не говорил, что мы живём на Атомном Объекте.</text:p>
      <text:p text:style-name="P85">На вокзале в Бологове нам пришлось долго ждать пересадку на поезд до Москвы. <text:s/>Папа отошёл компостировать билеты, а я сидел на чемодане в зале ожидания.</text:p>
      <text:p text:style-name="P85">Неподалёку какая-то девочка на скамейке для ожидающих читала книгу. <text:span text:style-name="T43">Я подошёл и заглянул ей через плечо — это был Таинственный Остров Жюль Верна. </text:span></text:p>
      <text:p text:style-name="P86">Я немного почитал знакомые строки. Она тоже читала и не обращала на меня внимания. Мне хотелось заговорить с ней, но я не знал что сказать — что это хорошая книжка? что я тоже её читал?</text:p>
      <text:p text:style-name="P86">Пока я думал пришли её взрослые, сказали что поезд прибывает, собрали свои вещи и вышли на посадку.</text:p>
      <text:p text:style-name="P86">Потом и папа <text:s/>пришёл, по моей просьбе он купил мне книгу в книжном киоске про <text:soft-page-break/>венгерского мальчика, который стал юношей и сражался против австрийских захватчиков своей родины. Когда гулкое эхо репродуктора невнятно объявило прибытие нашего поездв, мы вышли на перрон.</text:p>
      <text:p text:style-name="P87">Мимо прошёл мальчик примерно моего возраста. Папа сказал мне:</text:p>
      <text:p text:style-name="P87">- Вот смотри — это называется бедность.</text:p>
      <text:p text:style-name="P87">Я снова посмотрел вслед мальчику и увидел то, что сразу совсем не заметил — грубые заплаты на его брюках.</text:p>
      <text:p text:style-name="P87">В Москву мы приехали утром. Я всё время спрашивал когда же она будет и проводник сказал, что вот мы уже в Москве. <text:s/>Но за окном вагона тянулись такие же развалюшные домики как на станциях Валдая, просто очень много, они никак не кончались. Только когда наш поезд втянулся под крышу вокзала, я поверил, что это Москва.</text:p>
      <text:p text:style-name="P87">Мы поехали на другой вокзал. Папа опять компостировал билеты, но на этот раз ждать надо было до вечера и он сдал чемодан в камеру хранения и повёл меня в Кремль.</text:p>
      <text:p text:style-name="P88">В Кремле нас предупредили, <text:s/>что тут нельзя фотографировать, но папа показал, что в кожаном футляре на тонком ремешке у меня через плечо не фотоаппарат, а его самодельный радиоприёмник и мне позволили носить его и дальше.</text:p>
      <text:p text:style-name="P88">Там были белые дома и тёмные ёлки, но совсем мало, хотя и густые. </text:p>
      <text:p text:style-name="P88">Нам показали Царь-колокол с отбитым краем, который упал с колокольни и с тех пор не звонит. Жалко.</text:p>
      <text:p text:style-name="P88">А когда нас подвели к Царь-пушке, я тут же взобрался на кучу больших <text:s/>полированных ядер у неё под носом и сунул голову внутрь жерла. На стенах было много пыли.</text:p>
      <text:p text:style-name="P89">- <text:s/>Чей это ребёнок?! Уберите ребёнка! - <text:span text:style-name="T44">з</text:span>акричал какой-то дяденька <text:span text:style-name="T45">в сером костюме, </text:span>подбегая от ближней ёлки.</text:p>
      <text:p text:style-name="P90">Папа признался что я — его, и держал меня за руку пока мы не покинули Кремль.</text:p>
      <text:p text:style-name="P91">Когда мы вернулись на вокзал, папа сказал, что ему ещё нужно купить часы, хотя денег маловато.</text:p>
      <text:p text:style-name="P91">Мы зашли в магазин где было много разных часов под стеклом и папа спросил у меня какие ему купить. Я помнил его жалобу про нехватку денег и показал на самые дешёвые — за пять рублей, но папа купил дорогие — за двадцать пять.</text:p>
      <text:p text:style-name="P91">В деревне Канино мы жили в доме бабы Марфы, который состоял из одной большой комнаты и бревенчатого сарая, но вход в него был с обратной стороны дома. Там я нашёл три книги — <text:span text:style-name="T46">роман </text:span>про Багратиона, <text:span text:style-name="T46">повесть </text:span>про установление Советской власти на Чукотке и Маленьк<text:span text:style-name="T46">ого</text:span> Принц<text:span text:style-name="T46">а</text:span> Экзюпери. </text:p>
      <text:p text:style-name="P91"><text:s/>Один раз на обед <text:span text:style-name="T46">пришли папины брат с сестрой и баба Марфа</text:span> приготовила круглый жёлтый омлет, а другие обеды я не помню. </text:p>
      <text:p text:style-name="P92">Деревню разделяла глубокая ложбина с широким ручьём, берега которого сплошь заросли ивняком. Ручей неглубокий — чуть выше колен, с приятным песчаным дном. Я любил бродить по нему.</text:p>
      <text:p text:style-name="P92">Один раз папа повёл меня на речку Мостью. Идти туда неблизко, зато <text:s text:c="2"/>было где поплавать от одного заросшего дёрном берега до другого. На берегах оказалось немало отдыхающего люда, наверно, из других деревень.</text:p>
      <text:p text:style-name="P92">Когда мы возвращались, то увидели <text:s text:c="2"/>комбайн, который убирал хлеб в поле. <text:s/>Мы остановились на краю поля и когда комбайн проехал мимо к другому краю папа сердито сказал «тьфу!»</text:p>
      <text:p text:style-name="P93">Оказывается, комбайнёр халтурил и срезал только самый верх колосьев — так быстрее, а когда увидел незнакомого мужчину в белой майке да ещё с мальчиком городского вида, то подумал, будто мой папа отдыхающий начальник из района и, проезжая мимо нас, косил под самый корень.</text:p>
      <text:p text:style-name="P93">Рядом с домом бабы Марфы появился большой стог сена, а в самом доме начался небольшой ремонт, поэтому баба Марфа перешла ночевать в сарай, а нам с папой стелила постель на стогу. </text:p>
      <text:p text:style-name="P93">Спать было удобно, но оттого, что над тобою всё время звёзды немного непривычно и даже <text:soft-page-break/>жутковато и петухи кричали ни свет, ни заря, а потом уже не спалось. </text:p>
      <text:p text:style-name="P93">Один раз я забрёл вверх по течению ручья так далеко, где была другая деревня и запруда из дёрна, которую сделали тамошние мальчики, чтоб можно было купаться.</text:p>
      <text:p text:style-name="P94">Но я после того купания заболел и меня отвели в ту же деревню, потому что только там был лазарет с тремя койками.</text:p>
      <text:p text:style-name="P94">На одной из них я проболел почти целую неделю, читая Знаменосцев Гончара вперемешку с клубничным вареньем, которое принесла папина сестра тётя Шура.</text:p>
      <text:p text:style-name="P94">Так мы провели папин отпуск и вернулись на Объект.</text:p>
      <text:p text:style-name="P95">Вскоре после нашего возвращения мама взяла с собой Сашу и Наташу и поехала в свой отпуск на Украину в город Конотоп.</text:p>
      <text:p text:style-name="P95">Мы опять остались с папой одни и на обед он готовил вкусные макароны по-флотски и рассказывал, что на кораблях многие команды подают сигналом трубы. </text:p>
      <text:p text:style-name="P95">Сигналы эти не просто «ду-ду-ду-ду ду-ду-ду-ду», как пионерский горн с барабаном, а особые мелодии. Например, в обед труба поёт: «бери ложку, бери бак и беги на полубак».</text:p>
      <text:p text:style-name="P95">Бак — это котелок, куда матросу выдают обед, а полубак — та часть палубы, где кок выдаёт его.</text:p>
      <text:p text:style-name="P95">Кок и штатских это — повар, а клотик — самая верхушка мачты. <text:span text:style-name="T47">Когда хотят подшутить над молодым матросов, ему дают чайник и посылают принести чай с клотика, а он не знает что оно такое, ходит по кораблю с чайником и спрашивает где это; бывалые моряки направляют его от одного борта к другому, или в машинное отделение для смеху.</text:span></text:p>
      <text:p text:style-name="P97">Или рассказывал, что некоторые зэки до того втягиваются в лагерную жизнь, что уже не могут жить на воле.</text:p>
      <text:p text:style-name="P97">У одного рецидивиста кончился срок так он попросил начальника <text:s text:c="2"/>не выпускать его, оставить в лагере. Но тот ответил:</text:p>
      <text:p text:style-name="P97">- Закон есть закон — уходи.</text:p>
      <text:p text:style-name="P97">Вечером <text:s text:c="2"/>рецидивиста <text:s/>привезли обратно в лагерь, потому что он убил человека в ближней деревне.</text:p>
      <text:p text:style-name="P97">И убийца кричал:</text:p>
      <text:p text:style-name="P97">- Говорил я тебе, начальник! Из-за тебя душу невинную пришлось загубить!</text:p>
      <text:p text:style-name="P97">На этих словах у папы глаза смотрели куда-то вбок и вверх и даже как-то голос менялся.</text:p>
      <text:p text:style-name="P97"/>
      <text:p text:style-name="P96">Некоторые книги я перечитывал по нескольку раз, не сразу, конечно, а спустя какое-то время. В тот день я перечитывал книгу рассказов про революционера Бабушкина, <text:span text:style-name="T52">которую мне подарили в школе в конце учебного года за хорошую учёбу и активную общественную жизнь</text:span>. Он был простым рабочим и трудился на <text:s/><text:span text:style-name="T49">богатеев</text:span> заводчиков.</text:p>
      <text:p text:style-name="P96">Когда папа позвал меня обедать, я пришёл на кухню, сел за стол и, кушая суп, сказал:</text:p>
      <text:p text:style-name="P96">- А ты знаешь, что на Путиловском заводе один раз рабочих заставили трудиться сорок восемь часов подряд?</text:p>
      <text:p text:style-name="P96">На что папа ответил:</text:p>
      <text:p text:style-name="P96">- А ты знаешь, что твоя мама поехала в Конотоп с другим дядей?</text:p>
      <text:p text:style-name="P96">Я поднял голову от тарелки. Папа сидел перед нетронутым супом и смотрел <text:span text:style-name="T48">на</text:span> кухонное окно.</text:p>
      <text:p text:style-name="P97">Мне стало страшно, я заплакал сказал:</text:p>
      <text:p text:style-name="P97">- Я убью его!</text:p>
      <text:p text:style-name="P97">Но папа всё так же глядя на окно ответил:</text:p>
      <text:p text:style-name="P97">- Не-ет, Серёжа, убивать не надо.</text:p>
      <text:p text:style-name="P97">Голос у него чуть гнусавил, как у того рецидивиста-душегуба.</text:p>
      <text:p text:style-name="P98">Потом папа попал в больницу и на кухню два дня приходила соседка сменившая Зиминых, а на третий вернулась мама и мои брат с сестрой.</text:p>
      <text:p text:style-name="P98">Мама пошла навестить папу в больнице и взяла меня с собой. Папа вышел во двор в больничной пижаме и мне сказали идти поиграть. Я отошёл, но не слишком далеко и слышал, <text:s/>как мама негромко и быстро что-то говорила папе, а он смотрел перед собой и повторял: <text:soft-page-break/>«дети вырастут — поймут». </text:p>
      <text:p text:style-name="P98">Когда я вырос, то понял, что из Конотопа опять <text:span text:style-name="T50">пришло письмо с</text:span> донос<text:span text:style-name="T50">ом</text:span>, но не в Особый отдел, а <text:span text:style-name="T50">моему отцу</text:span>. </text:p>
      <text:p text:style-name="P99">Зачем? Ведь это не сулило доносителю более выгодных жилищных условий. Может по привычке. А может и не соседи <text:span text:style-name="T52">вовсе</text:span>. </text:p>
      <text:p text:style-name="P100">Просто когда людям плохо, они думают что полегчáет, если сделать плохо кому-то ещё.</text:p>
      <text:p text:style-name="P108">Не думаю, что это срабатывает, <text:span text:style-name="T57">но знаю, что такие есть</text:span>.</text:p>
      <text:p text:style-name="P99">У брата с сестрой я ни тогда, ни позже, в жизни не спр<text:span text:style-name="T51">оси</text:span>л про дядю, ездившего с ними в Конотоп, хотя <text:span text:style-name="T52">теперь знаю</text:span>, что так оно и было.</text:p>
      <text:p text:style-name="P101">Свою защиту мама построила на <text:span text:style-name="T54">кон</text:span>тр-<text:span text:style-name="T54">о</text:span>бвинениях <text:s/><text:span text:style-name="T54">папы в непутёвом </text:span>поведении <text:s text:c="2"/><text:span text:style-name="T52"><text:s/>на отдыхе в</text:span> <text:s text:c="2"/><text:span text:style-name="T54">крымском </text:span>санатории, куда он предыдущим летом ездил <text:span text:style-name="T54"><text:s/></text:span>один <text:span text:style-name="T54">по профсоюзной путёвке</text:span>. <text:span text:style-name="T54">Он повёл себя настолько легкомысленно, что даже не догадался избавиться от улик на <text:s text:c="2"/>своём нижнем белье, <text:s/>и <text:s/>маме потом пришлось <text:s text:c="2"/>отстирывать улики в <text:s text:c="2"/>машинке «Ока».</text:span> </text:p>
      <text:p text:style-name="P102">Когда папа выписался из больницы, мы стали жить дальше.</text:p>
      <text:p text:style-name="P102"/>
      <text:p text:style-name="P103">В школе наш шестой класс перевели обратно в главный корпус на второй этаж. </text:p>
      <text:p text:style-name="P103">За чтением книг и телевизором на выполнение домашних заданий почти не оставалось времени, но я по инерции оставался хорошистом. </text:p>
      <text:p text:style-name="P104">В общественной жизни я исполнил роль коня в инсценировке приготовленной силами пионерской дружины школы. </text:p>
      <text:p text:style-name="P104">Роль мне досталась потому, что папа сделал большую лошадиную голову <text:s text:c="2"/>из картона и я в ней выходил на сцену изображая конский перед. </text:p>
      <text:p text:style-name="P104">Мои руки и плечи скрывала большая цветастая шаль и под ней же прятался второй мальчик, в согнутом виде, который держался сзади за мой пояс и исполнял роль задних ног.</text:p>
      <text:p text:style-name="P105">Конь в сценке ничего не говорил и появлялся только с целью напугать лентяя, чтобы тот начал хорошо учиться.</text:p>
      <text:p text:style-name="P105">Мы выступили в спортзале школы, в клубе части и даже выезжали на гастроли за Зону — в клуб деревни Пистово. И везде появление коня вызывало оживление зрителей.</text:p>
      <text:p text:style-name="P105">Помимо кино в клубе части я иногда ходил на фильмы в Доме офицеров — родители давали мне деньги на билет. </text:p>
      <text:p text:style-name="P105">Там я впервые посмотрел французскую экранизацию Трёх Мушкетёров. Народу собралось как никогда. В толпе ходили нехорошие слухи, будто фильм не привезли и покажут что-то другое, <text:s/>чтоб не пропадать билетам. <text:span text:style-name="T53">Но тревога оказалась ложной и счастье длилось целых две серии в цвете, со звоном шпаг.</text:span></text:p>
      <text:p text:style-name="P106"/>
      <text:p text:style-name="P106">Освоение библиотеки части шло весьма успешно. Мало того, что меня давно перестали пугать картинки в прихожей, так я ещё стал заправским полколазом. Поскольку шкафы с книгами стояли довольно тесно, я наловчился взбираться на самый верх упираясь ногами в полки по обе стороны от <text:s/>узких проходов. Не сказать, что на недосягаемых прежде полках нашлись особые книги, но приобретённые навыки альпинизма повышали моё самоуважение.</text:p>
      <text:p text:style-name="P107">Как и тот случай, когда Наташа отвлекла меня от диванного чтения известием, что в подвале соседнего дома обнаружена сова.</text:p>
      <text:p text:style-name="P107">Конечно, я сразу же выбежал вслед за ней.</text:p>
      <text:p text:style-name="P107">Это был подвал углового дома, и тамошний коридор освещала одинокая лампочка, уцелевшая во время шпоночных воен. В конце его под проёмом из приямка на полу сидела крупная птица — куда больше совы. Целый филин. Он покачивал ушастой головой с загнутым клювом. Понятно, почему малыши не решались подойти.</text:p>
      <text:p text:style-name="P107">Я действовал не раздумывая, как будто каждый день сталкивался с филинами — снял рубашку и накинул её на птицу, а потом приподнял с пола за когтистые ноги. Филин не сопротивлялся под покровом рубашки.</text:p>
      <text:p text:style-name="P107">Ну, а куда ещё с ним, если не домой? </text:p>
      <text:p text:style-name="P107">Мама не согласилась держать дома такого великана, хотя у соседей Савкиных в квартире <text:soft-page-break/>жила крупная ворона. <text:span text:style-name="T55">Мама сказала, что бабушка Савкиных целый день подтирает вороний помёт. А кто у нас будет, если все на работе и в школе?</text:span></text:p>
      <text:p text:style-name="P109">Скрепя сердце, я пообещал на следующее утро отнести филина в школьный уголок, где жили белка и ёж в клетках. А пока пусть посидит в ванной. </text:p>
      <text:p text:style-name="P110">Чтоб он подкрепился, я отнёс в ванную краюху хлеба и блюдце с молоком. Он сидел в углу на <text:s/>плиточном полу и даже не взглянул на пищу. Я выключил свет, надеясь, что и в темноте найдёт, ведь он ночной хищник.</text:p>
      <text:p text:style-name="P110">Утром оказалось, что филин ни к чему даже и не притронулся. Позавтракав, я взял его за ноги и понёс в школу. <text:s/>Наверно, филинам <text:s/>неудобно <text:s/>висеть вниз головой, поэтому он подворачивал её кверху, насколько пускала шея. </text:p>
      <text:p text:style-name="P110">Иногда я отдавал свой портфель брату и <text:span text:style-name="T56">нёс птицу двумя руками в нормальном положении. </text:span></text:p>
      <text:p text:style-name="P111">Когда показалась школа, голова филина обвисла вниз и я понял, что он сдох. Я даже отчасти обрадовался, что ему не придётся жить в неволе живого уголка, отнёс его подальше от тропы и спрятал в кустах, потому что однажды видел на Бугорке ястреба повешенного на толстом суку старого дерева. Мне не хотелось, чтобы у моего даже мёртвого филина выдирали перья или как-то ещё издевались. </text:p>
      <text:p text:style-name="P111">Мама потом сказала, что наверное он умер от старости, потому и в подвал залез, но я думаю всё так случилось, чтобы мы с ним встретились — он был посланцем мне, а в чём заключалось послание я пока ещё не разгадал.</text:p>
      <text:p text:style-name="P112">Птицы, они ведь не только птицы, об этом ещё авгуры знали.</text:p>
      <text:p text:style-name="P112">Мой дом в Степанакерте расположен на склоне глубокого оврага позади роддома. Самый крайний в тупике, практически на отшибе. Как-то, возвращаясь домой я увидел в траве птицу, чуть больше воробья. Она продиралась сквозь траву нетвёрдыми шагами, словно тяжко раненная, и волочила крылья позади себя.</text:p>
      <text:p text:style-name="P113">Я прошёл мимо — слишком много своих проблем. На следующий день узнал, что в тот момент в овраге зарезали молодого человека. Наркушные разборки. <text:s/></text:p>
      <text:p text:style-name="P113">Та птица была душой убитого и ничто меня <text:s/>не переубедит.</text:p>
      <text:p text:style-name="P114"><text:s/></text:p>
      <text:p text:style-name="P114">В осень после раздельных летних отпусков в моду вошли поездки за грибами. Их, конечно, и вокруг хватало — сверни в сторону со школьной тропы и вот тебе сыроежки, моховики, подосиновики, не говоря уж о лисичках с опятами. Просто прохожим не до них, некогда. А тут отводится целый день — воскресенье, дают увольнительную для выхода за Зону и даже грузовик отвозит грибников в зазонный лес.</text:p>
      <text:p text:style-name="P114">Может такое и раньше было, просто мои родители в том не участвовали, а тут решили покрепче помириться после раскольного лета. Тогда я о таких вещах не думал, а просто рад был, <text:span text:style-name="T58">что еду с папой и мамой в лес за грибами. </text:span></text:p>
      <text:p text:style-name="P115">Папа сделал специальные вёдра из картона, лёгкие, но вместительные.</text:p>
      <text:p text:style-name="P115">В лесу грибники разделялись и бродили каждый сам по себе, иногда аукались. Мне нравилось идти по тихому осеннему лесу, влажному от измороси и туманов и высматривать: где же они прячутся?</text:p>
      <text:p text:style-name="P115">Сыроежки мы, конечно, не брали — слишком уж хрупкие, но моховики, маслята хорошая добыча. Папа каждому сделал маленький ножик, чтоб <text:span text:style-name="T59">не портить грибницу, да и на срезе лучше видно — червивый гриб или нет. Самый лучший из грибов — белый, но мне он никак не попадался. Незнакомцев я относил к папе и он объяснял, что это рыжики, волнушки, грузди или просто поганки.</text:span></text:p>
      <text:p text:style-name="P116">Дома грибы пересыпали в большой таз и заливали водой. Потом мама их готовила, или мариновала. Вкусно, конечно, но ходить за ними по лесу намного вкуснее.</text:p>
      <text:p text:style-name="P116"/>
      <text:p text:style-name="P116">В один выходной, когда родители <text:s/>ушли куда-то в гости, мы втроём стали беситься и бегать друг за другом по всей квартире, пока в дверь не постучали новые соседи с первого этажа. Сказали нечего делать тарарам, даже если родители не дома, а когда придут — <text:span text:style-name="T60">узнают, что мы не можем себя вести.</text:span></text:p>
      <text:p text:style-name="P117"><text:soft-page-break/>Вечером Наташа прибежала с лестничной площадки с тревожным сообщением, что мама с папой уже идут, а нижние жильцы переняли их <text:span text:style-name="T69">внизу</text:span> и жалуются на нас. Ой, что будет!</text:p>
      <text:p text:style-name="P130">Как она оказалась в нужное время в нужном месте? Да, очень просто, ведь лестничная площадка — это продолжение квартиры, тем более такая широкая, что можно запросто втроём играть в волейбол воздушным шариком. А <text:s text:c="2"/>мама, например, <text:s/>начала по вечерам после работы выходить на площадку и прыгать со скакалкой, так что и <text:s/>мы, дети, наперебой последовали её примеру.</text:p>
      <text:p text:style-name="P117">Когда родители вошли ва прихожую у папы было очень злое лицо. Он, не снимая пальто прошёл на кухню, принёс оттуда табурет в свою комнату и, сдвинув ковровую дорожку, ударил табуретом об пол.</text:p>
      <text:p text:style-name="P117">- Не шуметь?!- прокричал он в пол и снова хлобыстнул табуретом туда же.- А так хорошо?!</text:p>
      <text:p text:style-name="P117">Я понял, что нас ругать не будут, но что-то всё равно было как-то не так.</text:p>
      <text:p text:style-name="P117"/>
      <text:p text:style-name="P117">С собою в школу мама заворачивала каждому из нас по бутерброду в газетный лист, чтоб на перемене мы доставали из портфелей и кушали. <text:span text:style-name="T61">Саше с Наташей один свёрток на двоих, потому что они учились в одном классе. А перед выходом в школу мы завтракали на кухне.</text:span></text:p>
      <text:p text:style-name="P118">Но в ту субботу я в школу шёл один и без портфеля, потому у младших классов отменили занятия из-за военной игры в школе. </text:p>
      <text:p text:style-name="P119">Классы постарше поделили на два отряда — «синих» и <text:s/>«зелёных» и в <text:s text:c="2"/>день игры отряды разойдутся в лес, каждый в свою сторону, чтобы потом выследить друг друга и захватить в плен и отнять знамя. <text:span text:style-name="T62">Игрокам надо пришить себе погоны из бумаги своего цвета и когда в <text:s/>ходе игры <text:s text:c="2"/>сорвёшь с противника его погоны <text:s text:c="2"/>он считается убитым, а если один погон, он пленный. </text:span></text:p>
      <text:p text:style-name="P120">На кухню завтракать я пришёл с опозданием. Во-первых, меня не разбудил подъём младших — им-то не идти, а во-вторых, <text:s/>прошлым вечером я допоздна пришивал на курточку бумажные погоны <text:span text:style-name="T63">мелкими и частыми стежками, чтобы плотнее прилегали и не получалось бы враз сорвать</text:span>. <text:s/></text:p>
      <text:p text:style-name="P121">Мама уже опаздывала на работу и сказала, что есть вчерашние макароны или, если захочу, могу сварить себе яйцо на завтрак. </text:p>
      <text:p text:style-name="P121">Я сказал, что не умею, а она ответила, <text:s/>тут и уметь нечего: чтобы было <text:s/>всмятку — варить полторы минуты, а чтоб вкрутую — <text:s/>три. Она даже принесла будильник из своей комнаты и поставила его на подоконник, рядом с банкой гриба, и быстро-быстро ушла.</text:p>
      <text:p text:style-name="P121">Этот гриб не из тех, что собирают в лесу. Такой гриб был <text:s/>на Объекте почти в каждой кухне.</text:p>
      <text:p text:style-name="P122">Он плавал в трёхлитровых банках, похожий на кусок зеленоватой тины. Вода в тех банках становилась приятного вкуса, как квас. Когда её выпивали и гриб спускался чуть ли не до дна, воду наливали снова и давали ей настояться. Хозяйки делились друг с дружкой кусочками гриба, потому что он мог расти, а когда разрастался слишком толстым слоем — половину выбрасывали.</text:p>
      <text:p text:style-name="P122">Я налил воды в кастрюлю, опустил туда яйцо, поставил на огонь газовой плиты и засёк на будильнике время. <text:s/>Спустя полторы минуты вода выглядела не слишком горячей и, на всякий случай, я решил — ладно, пусть будет вкрутую. </text:p>
      <text:p text:style-name="P122">По истечении трёх минут, от воды начал подыматься парок, а на стенках кастрюли собралось много мелких пузырьков и я выключил газ, потому что у меня были чёткие инструкции по приготовлению варёных яиц. <text:s/></text:p>
      <text:p text:style-name="P123">Поговорку про то, что первый блин получается комом, можно смело дополнить, что первое яйцо жидчее всмятошного. <text:s/></text:p>
      <text:p text:style-name="P123">Участники военной игры пришли, в основном, в спортивной форме и почему-то их не тянуло зайти в здание школы; так и толпились во дворе в своих возрастных группах.</text:p>
      <text:p text:style-name="P123">В моей все оценили <text:span text:style-name="T64">до чего плотно пришиты на мне погоны.</text:span> <text:s/><text:span text:style-name="T64">Ну, просто никак не ухватишь, тогда как у некоторых они лишь примётаны парой стежков с двух концов, да ещё и оттопыриваются мостиком — тут и мизинцем оторвёшь.</text:span></text:p>
      <text:p text:style-name="P124">И тут мальчик из параллельного класса ни с того, ни с сего налетел на меня, повалил на <text:soft-page-break/>землю и клочьями выдрал мои погоны. Драться я не умел, да и теперь не умею, наверное, обозвал его «дураком» и ушёл в лес — обратно домой.</text:p>
      <text:p text:style-name="P124">В лесу я снял курточку. От погонов осталась лишь бумажная рамочка под плотными стежками чёрной ниткой. <text:span text:style-name="T65">Я выщипал бумажные обрывки и рассеял по опавшей осенней листве. Может даже всплакнул от обиды, что меня так не по правилам и преждевременно убили ещё до начала военных действий, а ведь я мечтал взять в плен штаб противника.</text:span></text:p>
      <text:p text:style-name="P124"/>
      <text:p text:style-name="P114">Иногда на уроках в школе я рисовал <text:span text:style-name="T65">схемы своего тайного жилища-убежища. Конечно, оно находилось в пещере внутри непробиваемой скалы, как у тех людей заброшенных на Таинственный остров у Жуль Верна. Но в мою пещеру можно зайти лишь по подземному ходу, что начинался далеко от скалы, <text:s/>среди густого леса. <text:s/>Ну, а в самой пещере есть ещё ход наверх, в пещеру поменьше, где были узкие расселины — посмотреть, как из окошка, что там вокруг делается.</text:span></text:p>
      <text:p text:style-name="P125">Рисовал я карандашом, обратный конец которого украшала маска наподобие каменных идолов на острове Пасхи. <text:span text:style-name="T66">Делать такую резьбу на карандаше я тоже научился в школе. Ничего сложного, только нужно опасное лезвие для бритья; два продольных углубления по бокам будущего носа, поперечным надрезом заканчиваешь его и, чуть отступив, косой срез к <text:s/>первому надрезу, теперь узкая прорезь поперёк всего среза — это рот, и <text:s/>две коротких прорези в продольных углублениях вдоль носа — это глаза. Идол с острова Пасхи — готов, просто поосторожней с опасным лезвием, больно уж острое и может порезать пальцы.</text:span></text:p>
      <text:p text:style-name="P126">Такие лезвия можно взять <text:span text:style-name="T67">из</text:span> папиной коробочки в ванной. <text:span text:style-name="T67">Такая синяя коробочка с надписью «Нева», а на ней чёрный кораблик парусник; и каждое лезвие в отдельном конвертике с такой же надписью и рисунком.</text:span></text:p>
      <text:p text:style-name="P127">В начале зимы у меня почему-то стала отшелушиваться кожа на кистях рук. В одном месте взбугриться — потянешь и снимается целый клочок. Я никому не рассказывал и за пару дней снял всю, как перчатки, а внизу оказалась новая.</text:p>
      <text:p text:style-name="P127">Не знаю какое есть научное объяснение такому явлению, но по-моему всё из-за книги, которую я видел на полках в библиотеке части. Она называлась «Человек меняет кожу». <text:s/>Я не брал её читать, но название запомнилось и, будучи впечатлительным ребёнком, <text:span text:style-name="T68">проверил на себе возможно ли такое.</text:span></text:p>
      <text:p text:style-name="P128">У меня всегда были две ахиллесовых пяты — наивность и впечатлительность.</text:p>
      <text:p text:style-name="P129">Один раз меня до того впечатлила песня с пластинки на 33 оборота, что я захотел непременно переписать её слова. К сожалению, дальше начальной строки дело не пошло, да и та никак не поддавалась. Один раз крутишь — поёт «эссо лацмадэри», второй раз — «эссо дазмадери». Но ведь так не бывает, чтобы пластинка меняла слова. Так и остался проект незавершённым.</text:p>
      <text:p text:style-name="P129">Спустя годы я снова встретил и узнал эту песню — Yes, sir, that's my lady.</text:p>
      <text:p text:style-name="P128"/>
      <text:p text:style-name="P130">Каток через дорогу с самого начала предназначался для игры в хоккей, поэтому его окружал борт из плотно сбитых досок, а на поле была пара хоккейных ворот. После снегопадов хоккейное поле расчищали <text:span text:style-name="T70">парой широких металлических щитов, которые в одиночку и не потолкаешь. </text:span></text:p>
      <text:p text:style-name="P131">Снег сдвигали к противоположному от раздевалки борту, а там уже шли в ход большие снеговые лопаты из фанеры, чтоб выбросить его с поля.</text:p>
      <text:p text:style-name="P131">Поэтому за дальним бортом получились снеговые залежи выше его роста. И в тех снеговых горах дети прорыли длинные туннели с разветвлениями, как на моих схемах тайного убежища. По вечерам мы там играли в прятки в чернильной темноте, потому что освещение падало только на каток.</text:p>
      <text:p text:style-name="P132">А если в тоннеле посветить фонариком, видны белые оледенелые стены с искорками.</text:p>
      <text:p text:style-name="P132">Школьная четверть заканчивалась и год тоже кончался. На отрывном календаре рядом с кухонным окном почти не осталось листиков под его чёрным блестящим корешком.</text:p>
      <text:p text:style-name="P132">В отрывном календаре столько листков, сколько дней в году. Листки небольшие — размером с ладонь, но в начале года их много и календарь такой пухлый, солидненький.</text:p>
      <text:p text:style-name="P132"><text:soft-page-break/>Каждый день из него отрывают один листок, где написано какое это число и день недели, а также в котором часу встаёт и заходит солнце и какая идёт фаза луны. В центре листка портрет кого-нибудь из членов Политбюро ЦК КПСС, у кого день рождения в этот день, или кого-нибудь из героев Гражданской и Отечественной войны. На оборотной стороне ихние биографии, но коротко, потому что листок-то маленький. </text:p>
      <text:p text:style-name="P133">Иногда бывает кроссворд или число красного цвета, значит этот день праздник — Первомай, Октябрьской революции или Конституции. </text:p>
      <text:p text:style-name="P133">Но потом мама стала покупать женские отрывные календари, там вместо портретов картинки <text:s/>берёзок, а на обороте швейные выкройки, рецепты пирогов и всякие полезные советы.</text:p>
      <text:p text:style-name="P133">В одном из них я вычитал как отучить вашего мужа от склонности к выпивке. Надо подсыпать в вино жжёную пробку и угостить его перед приходом гостей. Когда гости соберутся, пробка начнёт оказывать своё действие и пьяница не сможет удерживать газы в животе. Он будет пукать, ему станет стыдно перед гостями и он отучится от своей привычки к спиртному. </text:p>
      <text:p text:style-name="P134">Я поделился этим способом с мамой, потому что она иногда ругалась с папой, что он много выпивает. Однако, мама отказалась использовать этот совет. </text:p>
      <text:p text:style-name="P135">Тогда я не понял — вроде, жаловалась, а не хочет избавиться от причины раздоров.</text:p>
      <text:p text:style-name="P134"><text:span text:style-name="T71">Когда я вырос, то понял маму, но теперь</text:span> <text:span text:style-name="T71">уже не понимаю: как можно печатать такой идиотизм?</text:span></text:p>
      <text:p text:style-name="P136"><text:span text:style-name="T72">Видно моё п</text:span>онимание — как тот журавль на топком болоте: шею вытащит — крыло увязло, крыло вызволит, <text:s/><text:span text:style-name="T72">ан </text:span>—<text:span text:style-name="T72"> </text:span>нога <text:span text:style-name="T72">застряла</text:span>...</text:p>
      <text:p text:style-name="P137">За неделю до каникул классная руководительница объявила, что на школьном Новогоднем вечере состоится конкурс на лучший <text:span text:style-name="T76">маскарадный</text:span> костюм, нам нужно постараться и победить в нём.</text:p>
      <text:p text:style-name="P137">Конечно же, меня воспламенила поставленная задача и тут же осенила идея неотразимого костюма — никаких медведей или роботов, я переоденусь цыганкой.</text:p>
      <text:p text:style-name="P137">Мама засмеялась услышав мои планы, но пообещала помочь с костюмом, у неё ведь связи с танцевальной самодеятельностью.</text:p>
      <text:p text:style-name="P138">На мои осторожные расспросы в классе кто что готовит для конкурса, друзья одинаково отвечали, что <text:span text:style-name="T73">никаких маскарадных костюмов никто не приготовит, все придут в обычном виде.</text:span></text:p>
      <text:p text:style-name="P139">Меня такая перспектива подавляла — ведь Новый год же, всё должно быть как в кино Карнавальная ночь, чтоб серпантин летал и конфетти кружилось. А может это просто ненужная паника, как перед сеансом Трёх Мушкетёров, который всё же состоялся? </text:p>
      <text:p text:style-name="P140">Ну, а если приятели придут в своих, <text:span text:style-name="T76">а</text:span> не <text:span text:style-name="T76">маскарадны</text:span>х костюмах, то есть же и другие ребята, особенно старшеклассники, на которых можно надеяться.</text:p>
      <text:p text:style-name="P139">Мама сделала мне маску как у Мистера Икс, только бархатную и с чёрной же сеточкой до середины лица. Теперь меня никто не узнает, потому что из самодеятельности она принесла настоящий парик с длинной чёрной косой до пояса, красную юбку, блузку и шаль.</text:p>
      <text:p text:style-name="P139">Когда я переоделся в комнате родителей, она со своей новой подругой, что въехала на место Зиминых через площадку, хохотали до упаду.</text:p>
      <text:p text:style-name="P141">Потом они сказали, а вдруг меня кто-то пригласит на танец? Надо потренироваться. По их совету, я взял в руки стул и немного покружился с ним под пластинку с вальсом.</text:p>
      <text:p text:style-name="P141">Отсмеявшись, они сказали, что нужны женские туфли — мои не годятся.</text:p>
      <text:p text:style-name="P141">Туфли тоже нашлись, но на каблуке, <text:span text:style-name="T76">ведь</text:span> босоножки не зимняя обувь. Ходить на каблуках было очень неудобно, но мама сказала — терпи, казак, и тренируйся пока есть время.</text:p>
      <text:p text:style-name="P141">За час до Новогоднего вечера мой карнавальный костюм был уложен в большую сумку и я пошёл в школу через тёмный, как ночью, лес.</text:p>
      <text:p text:style-name="P142">В школе я поднялся на второй этаж, где даже не включали свет, и в одном из тёмных классов переоделся в свой <text:span text:style-name="T76">маскарадный </text:span>костюм. <text:span text:style-name="T74">По лестнице спускался держась за перила, потому что туфли на каблуках почти такая же мýка, как коньки.</text:span></text:p>
      <text:p text:style-name="P144">В вестибюле и коридорах первого этажа света тоже было маловато, но достаточно, чтобы <text:soft-page-break/>увидеть — все ребята, даже старшеклассники пришли хоть не в школьной форме, но и не в карнавальном.</text:p>
      <text:p text:style-name="P144">Они стояли группками, или бегали туда-сюда и замолкали, когда я цокал каблуками мимо них по паркету, по плиткам вестибюля и снова по паркету. А где же праздник-то? Где серпантин и конфетти?</text:p>
      <text:p text:style-name="P146">Пара старшеклассников пошушукались и подошли ко мне. Один сказал:</text:p>
      <text:p text:style-name="P146">- Погадаешь, цыганка?</text:p>
      <text:p text:style-name="P144"><text:span text:style-name="T76">Но тут появилась</text:span> школьная пионервожатая и позвала меня с собой в спортзал, потому что сейчас начнётся спектакль. <text:s/><text:span text:style-name="T75">Зал оказался заставленным <text:s/>рядами сидений до самой ёлки и по сторонам от неё. Зря я кружил тот стул — танцев не будет.</text:span></text:p>
      <text:p text:style-name="P145">Она усадила меня посреди первого ряда перед сценой, отошла ненадолго и привела какую-то девочку в костюме Арлекино и в маске — такую же несчастную дуру, как <text:s/>я. </text:p>
      <text:p text:style-name="P145">Её посадили рядом со мной; больше ряженых не было.</text:p>
      <text:p text:style-name="P145">Занавес распахнулся и ученики девятого класса представили свою постановку Золушки. У них были хорошие костюмы, особенно мне понравился Шут в клетчатом колпаке.</text:p>
      <text:p text:style-name="P145">Спектакль закончился, все стали хлопать, а я понял, что сейчас даже Шут переоденется в пиджак и брюки.</text:p>
      <text:p text:style-name="P146">Я вышел из спортзала, поднялся в тёмный класс, где оставлял свою одежду, переоделся и сменил мучительные туфли на долгожданные валенки. Какое блаженное удобство!</text:p>
      <text:p text:style-name="P146">На выходе из школы я столкнулся с мамой и Наташей — они пришли полюбоваться <text:span text:style-name="T77">моим</text:span> маскарадным триумфом.</text:p>
      <text:p text:style-name="P146">Я коротко объяснил, что никакого карнавала нет и мы пошли домой всё тем же лесом. </text:p>
      <text:p text:style-name="P147"/>
      <text:p text:style-name="P147">Главное — не оглядываться и память быстренько сделает своё дело — забудет твои промахи, горести и боли. <text:s/>Главное — смотреть вперёд, навстречу удовольствиям, удачам и праздникам.</text:p>
      <text:p text:style-name="P147">А впереди ждали каникулы и целых семнадцать серий Капитана Тэнкеша по телевизору. В комнате родителей как всегда стояла ёлка под потолок, а ней, среди блестящих игрушек, <text:span text:style-name="T78">конфеты Батончики и даже Мишка в Лесу. </text:span><text:s/>После провального маскарада жизнь снова улыбалась.</text:p>
      <text:p text:style-name="P148">В Новогоднюю ночь у папа работал в третью смену, чтобы на Объекте не гасли огоньки на ёлках, а утром на работу ушла мама, чтобы из кухонных кранов текла вода.</text:p>
      <text:p text:style-name="P148">В наступившем году я проснулся поздно, когда папа уже был дома. <text:s/>Он спросил кто вчера приходил, я сказал, что мамина новая подруга из квартиры наискосок.</text:p>
      <text:p text:style-name="P148">Потом я читал, сходил на каток, поиграть в хоккей в валенках; и как раз смотрел концерт <text:span text:style-name="T79">певицы </text:span>Майи Кристалинской, <text:span text:style-name="T79">как всегда в широкой косынке на шее — скрыть следы жизненной драмы, когда мама пришла с работы.</text:span></text:p>
      <text:p text:style-name="P149">Я выбежал из комнаты родителей в прихожую, а туда, оказывается, уже пришёл папа с кухни и стоял перед мамой, которая не успела ещё снять пальто.</text:p>
      <text:p text:style-name="P149">Дальше случилось что-то непонятное — они стояли не двигаясь и только папины ладони, как-то сами по себе, без размаха, ударили маму по щекам.</text:p>
      <text:p text:style-name="P149">Мама сказала:</text:p>
      <text:p text:style-name="P149">- Коля, ты что?!- и заплакала слезами, которых я никогда у неё не видел.</text:p>
      <text:p text:style-name="P149">Папа стал кричать и показывать блюдце с папиросными и сигаретными окурками, которое он нашёл за занавесочкой на подоконнике кухонного окна.</text:p>
      <text:p text:style-name="P141"><text:s/><text:span text:style-name="T79">Мама говорила что-то про соседку, но папа папа отвечал — та папирос не курит. Он оделся и, перед тем как выйти, крикнул:</text:span></text:p>
      <text:p text:style-name="P143">- <text:span text:style-name="T80">Ты ж клялась, что и срать на одном с ним гектаре не сядешь!</text:span></text:p>
      <text:p text:style-name="P150">Мама ушла на кухню, а потом к новой подруге в бывшей квартире Зиминых. </text:p>
      <text:p text:style-name="P150">Я оделся и опять пошёл на каток и по дороге встретил возвращавшихся оттуда брата с сестрой, но ничего им не стал говорить.</text:p>
      <text:p text:style-name="P150">На катке я пропадал до темна. Играть мне не хотелось, но и домой идти тоже; так и бродил вокруг поля или сидел в раздевалке возле печки.</text:p>
      <text:p text:style-name="P150"><text:soft-page-break/>Когда совсем стемнело, ко мне подошла Наташа и сказала, что мама и брат ждут меня на дороге и что дома папа повалил на пол ёлку и пнул Саньку ногой, а сейчас мы пойдём ночевать к знакомым.</text:p>
      <text:p text:style-name="P150">Под фонарями над объездной дорогой мы вчетвером прошли к пятиэтажке и мама постучала в дверь квартиры на первом этаже. Там жила семья офицера с двумя детьми. Мальчика я знал по школе, но его сестра была из слишком старшего класса.</text:p>
      <text:p text:style-name="P151">Мама принесла с собой бутерброды, но есть мне не хотелось. Она и брат с сестрой легли спать на раздвижном диване, а мне постелили на ковре рядом с книжным шкафом. У него были стеклянные дверцы и я попросил разрешения почитать книгу, что высмотрел через стекло — Капитан Сорви-Голова Луи Буссенара.</text:p>
      <text:p text:style-name="P152">Утром мы ушли оттуда и пересекли двор Квартала к дальнему угловому зданию. Я знал, что это общежитие офицеров, но никогда туда не заходил.</text:p>
      <text:p text:style-name="P152">На втором этаже в длинном коридоре мама сказала нам подождать, потому что ей надо поговорить с дядей, имени которого я совершенно не помню.</text:p>
      <text:p text:style-name="P152">Мы втроём молча подождали пока она не вернулась и не повела нас домой.</text:p>
      <text:p text:style-name="P152">Она открыла запертую дверь. Из прихожей через распахнутую дверь в комнату родителей виднелась ёлка в игрушках, что валялась на боку перед балконной дверью.</text:p>
      <text:p text:style-name="P152">Шкаф стоял нараспашку, а перед ним мягкий холмик из маминых одежд, разодранных от верха до низа.</text:p>
      <text:p text:style-name="P153">Папы дома не было целую неделю.</text:p>
      <text:p text:style-name="P153">Потом Наташа сказала, что завтра он придёт — так и случилось. </text:p>
      <text:p text:style-name="P153">И мы стали жить дальше.</text:p>
      <text:p text:style-name="P153">Когда настало время снова ходить в школу, оказалось, что перед каникулами я забыл в портфеле газетный свёрток с бутербродом. Ветчина испортилась и провоняла весь портфель. Мама помыла его изнутри с мылом, но запах так до конца и не ушёл.</text:p>
      <text:p text:style-name="P153">В школе объявили сбор макулатуры и мы, пионеры, после занятий ходили по домам кварталов и пятиэтажек, стучали <text:s/>в двери <text:s/>и спрашивали нет ли у них макулатуры. </text:p>
      <text:p text:style-name="P153">Иногда нам давали кипы газет и журналов, но в угловое общежитие Квартала я не пошёл.</text:p>
      <text:p text:style-name="P153">Зато в библиотеке части нам отдали несколько стопок книг. Некоторые совсем целые, у других чуть надорванные обложки, как у Последнего из Могикан с гравюрами-картинками. <text:s/></text:p>
      <text:p text:style-name="P153">Однажды вечером, когда мы играли в прятки в снеговых туннелях вдоль бортов катка, один мальчик постарше сказал, будто может поднять с земли пять человек. <text:span text:style-name="T81">Запросто.</text:span></text:p>
      <text:p text:style-name="P154">Я начал говорить, что это невозможно и мы с ним поспорили на что-то. </text:p>
      <text:p text:style-name="P154">Он сказал, что эти пять человек должны улечься поплотнее, чтобы удобней ухватить. Мы и ещё несколько мальчиков отошли к Бугорку, куда не падал свет от фонарей над катком, зато было ровное место. Я лёг на снег и раскинул руки и ноги, как он объяснял и на них навалилось по мальчику — всех вместе пять. </text:p>
      <text:p text:style-name="P154">Только он не стал подымать. Я почувствовал, как чужие пальцы расстёгивают мне штаны и лезут в трусы. Но сбросить четверых мальчиков мне было не под силу и я только орал не помню что.</text:p>
      <text:p text:style-name="P154">Потом вдруг я оказался на свободе, потому что они все убежали.</text:p>
      <text:p text:style-name="P154">Я застегнулся и пошёл домой злясь на себя, что так запросто купился на дурацкую шутку. Опять ходил с чайником на клотик.</text:p>
      <text:p text:style-name="P154">И лишь совсем недавно мне вдруг дошло, что это не было злой шуткой типа «показать Москву». Это было проверкой подозрений вызванных моим маскарадным костюмом <text:span text:style-name="T82">на Новый год.</text:span></text:p>
      <text:p text:style-name="P155">Потом мой друг Юра Николаенко рассказал мне новость, когда мы вместе возвращались из школы, что на стенде возле Дома офицеров нарисовали карикатуру на мою маму. Она там задаёт себе вопрос — пойти к любовнику, или к мужу?</text:p>
      <text:p text:style-name="P155">Я ничего ему не ответил, но больше месяца и близко не проходил мимо Дома офицеров. </text:p>
      <text:p text:style-name="P155">Потом, конечно же, пришлось, потому что там показывали Железную Маску с Жаном Марэ в роли Д'Aртаньяна.</text:p>
      <text:p text:style-name="P155"><text:soft-page-break/>Перед сеансом, как-то весь внутренне сжимаясь я подошёл к стенду, но там висела карикатура на пьяного водителя, а его жена и дети плакали синими слезами.</text:p>
      <text:p text:style-name="P155">Мне полегчало, но почему-то я и до сих пор вижу ту карикатуру, которую никогда не видел, <text:s/>где у мамы острый нос и она гадает на пальцах с красными от маникюра ногтями — туда, или сюда?</text:p>
      <text:p text:style-name="P155">Нет, Юра Николаенко мне не описывал её, а только передал какая подпись.</text:p>
      <text:p text:style-name="P155">Весной у папы на работе состоялось собрание и он вернулся оттуда расстроенный, потому что <text:s/><text:span text:style-name="T83">опять пошло сокращение и там сказали — если сокращать, то кого же как не его?</text:span></text:p>
      <text:p text:style-name="P156">Так мы начали упаковывать вещи для погрузки их в железный контейнер. Но грузить их остался папа, а мы вчетвером выехали на пару недель раньше.</text:p>
      <text:p text:style-name="P156">Вечером накануне отъезда я был в комнате у маминой подруги наискосок через площадку, сидел там на диване с толстой книгой где описывалась биография какого-то дореволюционного писателя. <text:s/>Это я отдал ей ту книгу, принесённую из библиотечной макулатуры.</text:p>
      <text:p text:style-name="P156">Я раскрыл её где-то посредине и вписал на полях «мы уезжаем». </text:p>
      <text:p text:style-name="P156">Потом мне вспомнилось объяснение принципа создания мультфильмов — если на нескольких страницах написать по одной букве слова, а потом согнуть их и отпустить, чтоб быстро пролистались по одной, то <text:span text:style-name="T84">буквы</text:span>, <text:span text:style-name="T84">сменяя друг друга, <text:s/>позволят прочесть это слово.</text:span></text:p>
      <text:p text:style-name="P157">Тогда я побуквенно вписал на уголках страниц «я-С-е-р-г-е-й-О-г-о-л-ь-ц-ов-у-е-з-ж-а-ю».</text:p>
      <text:p text:style-name="P157">Но мультфильма не получилось, да и ладно. Я захлопнул книгу, оставил её на диване и ушёл домой.</text:p>
      <text:p text:style-name="P157">Рано утром из Квартала отправился автобус до станции Валдай.</text:p>
      <text:p text:style-name="P157">Кроме нас четверых ехали ещё какие-то отпускники.</text:p>
      <text:p text:style-name="P157">Когда автобус спускался по дороге из бетонных плит, мама вдруг спросила <text:s/>меня — с кем нам лучше жить дальше: с папой или дядей, имя которого я совершенно не помню.</text:p>
      <text:p text:style-name="P157">Я сказал «мама! не надо нам никого! я работать пойду, буду тебе помогать», но она промолчала. </text:p>
      <text:p text:style-name="P157">Это были не просто слова — я верил в то, что говорю, но мама лучше меня знала трудовое законодательство.</text:p>
      <text:p text:style-name="P157">Когда спуск кончился, после поворота к насосной и КПП автобус остановился и в него зашёл дядя, имя которого я совершенно не помню. <text:span text:style-name="T85">Он подошёл к маме, взял её за руку, что-то говорил.</text:span></text:p>
      <text:p text:style-name="P158">Я отвернулся смотреть в окно. Он вышел, автобус захлопнул двери и поехал дальше.</text:p>
      <text:p text:style-name="P158">Мы подъехали к белым воротам КПП, часовые проверили нас с отпускниками, ворота открылись и мы поехали в Конотоп.</text:p>
      <text:p text:style-name="P158">Мне очень даже было ясно, что уезжаю оттуда насовсем, но я <text:s text:c="2"/>ещё не знал, что уезжаю также и из своего детства.</text:p>
      <text:p text:style-name="P156"/>
      <text:p text:style-name="P153"/>
      <text:p text:style-name="P137"/>
      <text:p text:style-name="P135"/>
      <text:p text:style-name="P134"/>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FreeSans" svg:font-family="FreeSan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ru" fo:country="RU" style:letter-kerning="true" style:font-name-asian="Droid Sans Fallback"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sehrguey </meta:initial-creator>
    <meta:creation-date>2016-02-12T20:58:18.251318089</meta:creation-date>
    <dc:date>2016-02-27T23:29:06.718410990</dc:date>
    <dc:creator>sehrguey </dc:creator>
    <meta:editing-duration>PT6H18M32S</meta:editing-duration>
    <meta:editing-cycles>52</meta:editing-cycles>
    <meta:generator>LibreOffice/4.3.3.2$Linux_x86 LibreOffice_project/430m0$Build-2</meta:generator>
    <meta:document-statistic meta:table-count="0" meta:image-count="0" meta:object-count="0" meta:page-count="22" meta:paragraph-count="493" meta:word-count="12103" meta:character-count="75345" meta:non-whitespace-character-count="63352"/>
  </office:meta>
</office:document-meta>
</file>